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591328" calcext:value-type="float">
            <text:p>0,0591328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38.404216512" calcext:value-type="float">
            <text:p>238,404216512</text:p>
          </table:table-cell>
          <table:table-cell table:formula="of:=([.D2]-[.E2])^2" office:value-type="float" office:value="40137.8392917777" calcext:value-type="float">
            <text:p>40137,8392917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49793" calcext:value-type="float">
            <text:p>0,0749793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03.240805122" calcext:value-type="float">
            <text:p>303,240805122</text:p>
          </table:table-cell>
          <table:table-cell table:formula="of:=([.D3]-[.E3])^2" office:value-type="float" office:value="2385.41524439474" calcext:value-type="float">
            <text:p>2385,4152443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57378" calcext:value-type="float">
            <text:p>0,157378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40.37838212" calcext:value-type="float">
            <text:p>640,37838212</text:p>
          </table:table-cell>
          <table:table-cell table:formula="of:=([.D4]-[.E4])^2" office:value-type="float" office:value="657104.778466261" calcext:value-type="float">
            <text:p>657104,778466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05913" calcext:value-type="float">
            <text:p>0,405913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657.26927602" calcext:value-type="float">
            <text:p>1657,26927602</text:p>
          </table:table-cell>
          <table:table-cell table:formula="of:=([.D5]-[.E5])^2" office:value-type="float" office:value="325731.493960494" calcext:value-type="float">
            <text:p>325731,493960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66374" calcext:value-type="float">
            <text:p>0,566374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313.80187596" calcext:value-type="float">
            <text:p>2313,80187596</text:p>
          </table:table-cell>
          <table:table-cell table:formula="of:=([.D6]-[.E6])^2" office:value-type="float" office:value="323987.135765522" calcext:value-type="float">
            <text:p>323987,135765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69226" calcext:value-type="float">
            <text:p>0,669226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34.62494804" calcext:value-type="float">
            <text:p>2734,62494804</text:p>
          </table:table-cell>
          <table:table-cell table:formula="of:=([.D7]-[.E7])^2" office:value-type="float" office:value="37008.5360413262" calcext:value-type="float">
            <text:p>37008,53604132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24982" calcext:value-type="float">
            <text:p>0,624982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53.59885228" calcext:value-type="float">
            <text:p>2553,59885228</text:p>
          </table:table-cell>
          <table:table-cell table:formula="of:=([.D8]-[.E8])^2" office:value-type="float" office:value="552643.687389032" calcext:value-type="float">
            <text:p>552643,687389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70997" calcext:value-type="float">
            <text:p>0,670997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741.87106538" calcext:value-type="float">
            <text:p>2741,87106538</text:p>
          </table:table-cell>
          <table:table-cell table:formula="of:=([.D9]-[.E9])^2" office:value-type="float" office:value="672611.142464777" calcext:value-type="float">
            <text:p>672611,142464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79408" calcext:value-type="float">
            <text:p>0,679408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776.28500832" calcext:value-type="float">
            <text:p>2776,28500832</text:p>
          </table:table-cell>
          <table:table-cell table:formula="of:=([.D10]-[.E10])^2" office:value-type="float" office:value="350125.958693914" calcext:value-type="float">
            <text:p>350125,958693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8538" calcext:value-type="float">
            <text:p>0,58538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391.5656852" calcext:value-type="float">
            <text:p>2391,5656852</text:p>
          </table:table-cell>
          <table:table-cell table:formula="of:=([.D11]-[.E11])^2" office:value-type="float" office:value="12896.9602194777" calcext:value-type="float">
            <text:p>12896,9602194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8275" calcext:value-type="float">
            <text:p>0,328275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39.6102935" calcext:value-type="float">
            <text:p>1339,6102935</text:p>
          </table:table-cell>
          <table:table-cell table:formula="of:=([.D12]-[.E12])^2" office:value-type="float" office:value="475255.354225956" calcext:value-type="float">
            <text:p>475255,354225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58441" calcext:value-type="float">
            <text:p>0,258441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53.88168914" calcext:value-type="float">
            <text:p>1053,88168914</text:p>
          </table:table-cell>
          <table:table-cell table:formula="of:=([.D13]-[.E13])^2" office:value-type="float" office:value="1838.98863203237" calcext:value-type="float">
            <text:p>1838,98863203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974869" calcext:value-type="float">
            <text:p>0,0974869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95.331550826" calcext:value-type="float">
            <text:p>395,331550826</text:p>
          </table:table-cell>
          <table:table-cell table:formula="of:=([.D14]-[.E14])^2" office:value-type="float" office:value="49653.8353706946" calcext:value-type="float">
            <text:p>49653,8353706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4478" calcext:value-type="float">
            <text:p>0,04478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179.6791612" calcext:value-type="float">
            <text:p>179,6791612</text:p>
          </table:table-cell>
          <table:table-cell table:formula="of:=([.D15]-[.E15])^2" office:value-type="float" office:value="32547.4654030976" calcext:value-type="float">
            <text:p>32547,4654030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458452" calcext:value-type="float">
            <text:p>0,0458452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184.037469608" calcext:value-type="float">
            <text:p>184,037469608</text:p>
          </table:table-cell>
          <table:table-cell table:formula="of:=([.D16]-[.E16])^2" office:value-type="float" office:value="35117.8116388955" calcext:value-type="float">
            <text:p>35117,8116388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08554" calcext:value-type="float">
            <text:p>0,0208554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81.790703316" calcext:value-type="float">
            <text:p>81,790703316</text:p>
          </table:table-cell>
          <table:table-cell table:formula="of:=([.D17]-[.E17])^2" office:value-type="float" office:value="7274.50407217959" calcext:value-type="float">
            <text:p>7274,5040721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11678" calcext:value-type="float">
            <text:p>0,0211678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83.068900412" calcext:value-type="float">
            <text:p>83,068900412</text:p>
          </table:table-cell>
          <table:table-cell table:formula="of:=([.D18]-[.E18])^2" office:value-type="float" office:value="7421.63311670171" calcext:value-type="float">
            <text:p>7421,6331167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486321" calcext:value-type="float">
            <text:p>0,0486321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195.440182434" calcext:value-type="float">
            <text:p>195,440182434</text:p>
          </table:table-cell>
          <table:table-cell table:formula="of:=([.D19]-[.E19])^2" office:value-type="float" office:value="39537.4182239469" calcext:value-type="float">
            <text:p>39537,41822394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589674" calcext:value-type="float">
            <text:p>0,0589674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37.727475796" calcext:value-type="float">
            <text:p>237,727475796</text:p>
          </table:table-cell>
          <table:table-cell table:formula="of:=([.D20]-[.E20])^2" office:value-type="float" office:value="58046.0485845747" calcext:value-type="float">
            <text:p>58046,0485845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59179" calcext:value-type="float">
            <text:p>0,059179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38.59324566" calcext:value-type="float">
            <text:p>238,59324566</text:p>
          </table:table-cell>
          <table:table-cell table:formula="of:=([.D21]-[.E21])^2" office:value-type="float" office:value="58164.5333987649" calcext:value-type="float">
            <text:p>58164,53339876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4709" calcext:value-type="float">
            <text:p>0,0594709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39.787566186" calcext:value-type="float">
            <text:p>239,787566186</text:p>
          </table:table-cell>
          <table:table-cell table:formula="of:=([.D22]-[.E22])^2" office:value-type="float" office:value="59008.943500779" calcext:value-type="float">
            <text:p>59008,9435007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236" calcext:value-type="float">
            <text:p>0,059236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38.82646344" calcext:value-type="float">
            <text:p>238,82646344</text:p>
          </table:table-cell>
          <table:table-cell table:formula="of:=([.D23]-[.E23])^2" office:value-type="float" office:value="58542.9297412652" calcext:value-type="float">
            <text:p>58542,92974126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592275" calcext:value-type="float">
            <text:p>0,0592275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38.79168535" calcext:value-type="float">
            <text:p>238,79168535</text:p>
          </table:table-cell>
          <table:table-cell table:formula="of:=([.D24]-[.E24])^2" office:value-type="float" office:value="58395.5362237452" calcext:value-type="float">
            <text:p>58395,53622374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593736" calcext:value-type="float">
            <text:p>0,0593736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39.389459344" calcext:value-type="float">
            <text:p>239,389459344</text:p>
          </table:table-cell>
          <table:table-cell table:formula="of:=([.D25]-[.E25])^2" office:value-type="float" office:value="58966.1462759185" calcext:value-type="float">
            <text:p>58966,1462759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59088" calcext:value-type="float">
            <text:p>0,059088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38.22091552" calcext:value-type="float">
            <text:p>238,22091552</text:p>
          </table:table-cell>
          <table:table-cell table:formula="of:=([.D26]-[.E26])^2" office:value-type="float" office:value="48426.8002500718" calcext:value-type="float">
            <text:p>48426,80025007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673439" calcext:value-type="float">
            <text:p>0,0673439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72.000260606" calcext:value-type="float">
            <text:p>272,000260606</text:p>
          </table:table-cell>
          <table:table-cell table:formula="of:=([.D27]-[.E27])^2" office:value-type="float" office:value="112.350322917169" calcext:value-type="float">
            <text:p>112,35032291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66629" calcext:value-type="float">
            <text:p>0,166629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678.22921866" calcext:value-type="float">
            <text:p>678,22921866</text:p>
          </table:table-cell>
          <table:table-cell table:formula="of:=([.D28]-[.E28])^2" office:value-type="float" office:value="118866.026444407" calcext:value-type="float">
            <text:p>118866,0264444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66965" calcext:value-type="float">
            <text:p>0,366965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497.9119761" calcext:value-type="float">
            <text:p>1497,9119761</text:p>
          </table:table-cell>
          <table:table-cell table:formula="of:=([.D29]-[.E29])^2" office:value-type="float" office:value="37.066319512263" calcext:value-type="float">
            <text:p>37,06631951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67506" calcext:value-type="float">
            <text:p>0,467506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909.27949924" calcext:value-type="float">
            <text:p>1909,27949924</text:p>
          </table:table-cell>
          <table:table-cell table:formula="of:=([.D30]-[.E30])^2" office:value-type="float" office:value="37357.2581557401" calcext:value-type="float">
            <text:p>37357,25815574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75331" calcext:value-type="float">
            <text:p>0,475331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1941.29579974" calcext:value-type="float">
            <text:p>1941,29579974</text:p>
          </table:table-cell>
          <table:table-cell table:formula="of:=([.D31]-[.E31])^2" office:value-type="float" office:value="591815.477605096" calcext:value-type="float">
            <text:p>591815,4776050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37488" calcext:value-type="float">
            <text:p>0,337488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77.30565152" calcext:value-type="float">
            <text:p>1377,30565152</text:p>
          </table:table-cell>
          <table:table-cell table:formula="of:=([.D32]-[.E32])^2" office:value-type="float" office:value="930636.67092456" calcext:value-type="float">
            <text:p>930636,670924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39712" calcext:value-type="float">
            <text:p>0,539712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204.71323648" calcext:value-type="float">
            <text:p>2204,71323648</text:p>
          </table:table-cell>
          <table:table-cell table:formula="of:=([.D33]-[.E33])^2" office:value-type="float" office:value="1151948.59332083" calcext:value-type="float">
            <text:p>1151948,593320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77994" calcext:value-type="float">
            <text:p>0,677994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770.49957076" calcext:value-type="float">
            <text:p>2770,49957076</text:p>
          </table:table-cell>
          <table:table-cell table:formula="of:=([.D34]-[.E34])^2" office:value-type="float" office:value="600.256934500025" calcext:value-type="float">
            <text:p>600,25693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13132" calcext:value-type="float">
            <text:p>0,513132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095.96010328" calcext:value-type="float">
            <text:p>2095,96010328</text:p>
          </table:table-cell>
          <table:table-cell table:formula="of:=([.D35]-[.E35])^2" office:value-type="float" office:value="26257.3991616759" calcext:value-type="float">
            <text:p>26257,39916167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10433" calcext:value-type="float">
            <text:p>0,410433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675.76303682" calcext:value-type="float">
            <text:p>1675,76303682</text:p>
          </table:table-cell>
          <table:table-cell table:formula="of:=([.D36]-[.E36])^2" office:value-type="float" office:value="41113.4212835282" calcext:value-type="float">
            <text:p>41113,42128352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12045" calcext:value-type="float">
            <text:p>0,212045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864.0505993" calcext:value-type="float">
            <text:p>864,0505993</text:p>
          </table:table-cell>
          <table:table-cell table:formula="of:=([.D37]-[.E37])^2" office:value-type="float" office:value="3593.91186576341" calcext:value-type="float">
            <text:p>3593,9118657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100394" calcext:value-type="float">
            <text:p>0,100394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407.22606676" calcext:value-type="float">
            <text:p>407,22606676</text:p>
          </table:table-cell>
          <table:table-cell table:formula="of:=([.D38]-[.E38])^2" office:value-type="float" office:value="49740.6693887473" calcext:value-type="float">
            <text:p>49740,66938874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536875" calcext:value-type="float">
            <text:p>0,0536875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16.12455375" calcext:value-type="float">
            <text:p>216,12455375</text:p>
          </table:table-cell>
          <table:table-cell table:formula="of:=([.D39]-[.E39])^2" office:value-type="float" office:value="47043.2469168506" calcext:value-type="float">
            <text:p>47043,2469168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314675" calcext:value-type="float">
            <text:p>0,0314675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25.21053495" calcext:value-type="float">
            <text:p>125,21053495</text:p>
          </table:table-cell>
          <table:table-cell table:formula="of:=([.D40]-[.E40])^2" office:value-type="float" office:value="16576.7002499112" calcext:value-type="float">
            <text:p>16576,7002499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32422" calcext:value-type="float">
            <text:p>0,032422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29.11590988" calcext:value-type="float">
            <text:p>129,11590988</text:p>
          </table:table-cell>
          <table:table-cell table:formula="of:=([.D41]-[.E41])^2" office:value-type="float" office:value="2329.59243163854" calcext:value-type="float">
            <text:p>2329,59243163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503451" calcext:value-type="float">
            <text:p>0,0503451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02.448990454" calcext:value-type="float">
            <text:p>202,448990454</text:p>
          </table:table-cell>
          <table:table-cell table:formula="of:=([.D42]-[.E42])^2" office:value-type="float" office:value="41342.6782907731" calcext:value-type="float">
            <text:p>41342,67829077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525065" calcext:value-type="float">
            <text:p>0,0525065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11.29244501" calcext:value-type="float">
            <text:p>211,29244501</text:p>
          </table:table-cell>
          <table:table-cell table:formula="of:=([.D43]-[.E43])^2" office:value-type="float" office:value="46152.9794289747" calcext:value-type="float">
            <text:p>46152,9794289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570233" calcext:value-type="float">
            <text:p>0,0570233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29.773112882" calcext:value-type="float">
            <text:p>229,773112882</text:p>
          </table:table-cell>
          <table:table-cell table:formula="of:=([.D44]-[.E44])^2" office:value-type="float" office:value="54435.0086426889" calcext:value-type="float">
            <text:p>54435,00864268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646742" calcext:value-type="float">
            <text:p>0,0646742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61.077076268" calcext:value-type="float">
            <text:p>261,077076268</text:p>
          </table:table-cell>
          <table:table-cell table:formula="of:=([.D45]-[.E45])^2" office:value-type="float" office:value="70022.1970526245" calcext:value-type="float">
            <text:p>70022,19705262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38986" calcext:value-type="float">
            <text:p>0,0538986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16.988277844" calcext:value-type="float">
            <text:p>216,988277844</text:p>
          </table:table-cell>
          <table:table-cell table:formula="of:=([.D46]-[.E46])^2" office:value-type="float" office:value="48610.6710688479" calcext:value-type="float">
            <text:p>48610,6710688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589103" calcext:value-type="float">
            <text:p>0,0589103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37.493848862" calcext:value-type="float">
            <text:p>237,493848862</text:p>
          </table:table-cell>
          <table:table-cell table:formula="of:=([.D47]-[.E47])^2" office:value-type="float" office:value="57909.4620602623" calcext:value-type="float">
            <text:p>57909,46206026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2154" calcext:value-type="float">
            <text:p>0,0592154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38.742177716" calcext:value-type="float">
            <text:p>238,742177716</text:p>
          </table:table-cell>
          <table:table-cell table:formula="of:=([.D48]-[.E48])^2" office:value-type="float" office:value="58502.1498941133" calcext:value-type="float">
            <text:p>58502,14989411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92377" calcext:value-type="float">
            <text:p>0,0592377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38.833419058" calcext:value-type="float">
            <text:p>238,833419058</text:p>
          </table:table-cell>
          <table:table-cell table:formula="of:=([.D49]-[.E49])^2" office:value-type="float" office:value="58744.8742658649" calcext:value-type="float">
            <text:p>58744,87426586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590762" calcext:value-type="float">
            <text:p>0,0590762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38.172635348" calcext:value-type="float">
            <text:p>238,172635348</text:p>
          </table:table-cell>
          <table:table-cell table:formula="of:=([.D50]-[.E50])^2" office:value-type="float" office:value="58424.9980868752" calcext:value-type="float">
            <text:p>58424,99808687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590756" calcext:value-type="float">
            <text:p>0,0590756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38.170180424" calcext:value-type="float">
            <text:p>238,170180424</text:p>
          </table:table-cell>
          <table:table-cell table:formula="of:=([.D51]-[.E51])^2" office:value-type="float" office:value="58423.8113206026" calcext:value-type="float">
            <text:p>58423,8113206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90659" calcext:value-type="float">
            <text:p>0,0590659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38.130492486" calcext:value-type="float">
            <text:p>238,130492486</text:p>
          </table:table-cell>
          <table:table-cell table:formula="of:=([.D52]-[.E52])^2" office:value-type="float" office:value="58394.9605088981" calcext:value-type="float">
            <text:p>58394,96050889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59045" calcext:value-type="float">
            <text:p>0,059045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38.0449793" calcext:value-type="float">
            <text:p>238,0449793</text:p>
          </table:table-cell>
          <table:table-cell table:formula="of:=([.D53]-[.E53])^2" office:value-type="float" office:value="41251.6356038028" calcext:value-type="float">
            <text:p>41251,63560380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37791" calcext:value-type="float">
            <text:p>0,0737791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298.330138814" calcext:value-type="float">
            <text:p>298,330138814</text:p>
          </table:table-cell>
          <table:table-cell table:formula="of:=([.D54]-[.E54])^2" office:value-type="float" office:value="4399.6689941886" calcext:value-type="float">
            <text:p>4399,66899418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49193" calcext:value-type="float">
            <text:p>0,149193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606.88912722" calcext:value-type="float">
            <text:p>606,88912722</text:p>
          </table:table-cell>
          <table:table-cell table:formula="of:=([.D55]-[.E55])^2" office:value-type="float" office:value="552211.857310406" calcext:value-type="float">
            <text:p>552211,8573104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396826" calcext:value-type="float">
            <text:p>0,396826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20.08945204" calcext:value-type="float">
            <text:p>1620,08945204</text:p>
          </table:table-cell>
          <table:table-cell table:formula="of:=([.D56]-[.E56])^2" office:value-type="float" office:value="485686.347173357" calcext:value-type="float">
            <text:p>485686,3471733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71641" calcext:value-type="float">
            <text:p>0,571641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35.35201714" calcext:value-type="float">
            <text:p>2335,35201714</text:p>
          </table:table-cell>
          <table:table-cell table:formula="of:=([.D57]-[.E57])^2" office:value-type="float" office:value="441754.469829193" calcext:value-type="float">
            <text:p>441754,4698291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84343" calcext:value-type="float">
            <text:p>0,684343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796.47675822" calcext:value-type="float">
            <text:p>2796,47675822</text:p>
          </table:table-cell>
          <table:table-cell table:formula="of:=([.D58]-[.E58])^2" office:value-type="float" office:value="587555.023268288" calcext:value-type="float">
            <text:p>587555,0232682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69295" calcext:value-type="float">
            <text:p>0,769295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144.0612643" calcext:value-type="float">
            <text:p>3144,0612643</text:p>
          </table:table-cell>
          <table:table-cell table:formula="of:=([.D59]-[.E59])^2" office:value-type="float" office:value="130998.846851816" calcext:value-type="float">
            <text:p>130998,8468518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92184" calcext:value-type="float">
            <text:p>0,692184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28.55852336" calcext:value-type="float">
            <text:p>2828,55852336</text:p>
          </table:table-cell>
          <table:table-cell table:formula="of:=([.D60]-[.E60])^2" office:value-type="float" office:value="965188.603336265" calcext:value-type="float">
            <text:p>965188,6033362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28431" calcext:value-type="float">
            <text:p>0,728431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2976.86457374" calcext:value-type="float">
            <text:p>2976,86457374</text:p>
          </table:table-cell>
          <table:table-cell table:formula="of:=([.D61]-[.E61])^2" office:value-type="float" office:value="167390.255434946" calcext:value-type="float">
            <text:p>167390,2554349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82829" calcext:value-type="float">
            <text:p>0,582829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381.12816666" calcext:value-type="float">
            <text:p>2381,12816666</text:p>
          </table:table-cell>
          <table:table-cell table:formula="of:=([.D62]-[.E62])^2" office:value-type="float" office:value="174617.904085423" calcext:value-type="float">
            <text:p>174617,9040854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12054" calcext:value-type="float">
            <text:p>0,412054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682.39542316" calcext:value-type="float">
            <text:p>1682,39542316</text:p>
          </table:table-cell>
          <table:table-cell table:formula="of:=([.D63]-[.E63])^2" office:value-type="float" office:value="139578.909406775" calcext:value-type="float">
            <text:p>139578,9094067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63411" calcext:value-type="float">
            <text:p>0,263411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74.21664294" calcext:value-type="float">
            <text:p>1074,21664294</text:p>
          </table:table-cell>
          <table:table-cell table:formula="of:=([.D64]-[.E64])^2" office:value-type="float" office:value="5567.75861829757" calcext:value-type="float">
            <text:p>5567,7586182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982697" calcext:value-type="float">
            <text:p>0,0982697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398.534408338" calcext:value-type="float">
            <text:p>398,534408338</text:p>
          </table:table-cell>
          <table:table-cell table:formula="of:=([.D65]-[.E65])^2" office:value-type="float" office:value="159372.144834975" calcext:value-type="float">
            <text:p>159372,1448349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406548" calcext:value-type="float">
            <text:p>0,0406548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62.800740392" calcext:value-type="float">
            <text:p>162,800740392</text:p>
          </table:table-cell>
          <table:table-cell table:formula="of:=([.D66]-[.E66])^2" office:value-type="float" office:value="27669.2419141587" calcext:value-type="float">
            <text:p>27669,24191415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323624" calcext:value-type="float">
            <text:p>0,0323624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28.872054096" calcext:value-type="float">
            <text:p>128,872054096</text:p>
          </table:table-cell>
          <table:table-cell table:formula="of:=([.D67]-[.E67])^2" office:value-type="float" office:value="17532.952069922" calcext:value-type="float">
            <text:p>17532,9520699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22933" calcext:value-type="float">
            <text:p>0,0222933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87.673928682" calcext:value-type="float">
            <text:p>87,673928682</text:p>
          </table:table-cell>
          <table:table-cell table:formula="of:=([.D68]-[.E68])^2" office:value-type="float" office:value="8319.98078560498" calcext:value-type="float">
            <text:p>8319,980785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52255" calcext:value-type="float">
            <text:p>0,0152255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58.75574227" calcext:value-type="float">
            <text:p>58,75574227</text:p>
          </table:table-cell>
          <table:table-cell table:formula="of:=([.D69]-[.E69])^2" office:value-type="float" office:value="3880.75950497026" calcext:value-type="float">
            <text:p>3880,75950497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588782" calcext:value-type="float">
            <text:p>0,0588782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37.362510428" calcext:value-type="float">
            <text:p>237,362510428</text:p>
          </table:table-cell>
          <table:table-cell table:formula="of:=([.D70]-[.E70])^2" office:value-type="float" office:value="58034.0195305126" calcext:value-type="float">
            <text:p>58034,01953051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38.12271856" calcext:value-type="float">
            <text:p>238,12271856</text:p>
          </table:table-cell>
          <table:table-cell table:formula="of:=([.D71]-[.E71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38.12271856" calcext:value-type="float">
            <text:p>238,12271856</text:p>
          </table:table-cell>
          <table:table-cell table:formula="of:=([.D72]-[.E72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38.12271856" calcext:value-type="float">
            <text:p>238,12271856</text:p>
          </table:table-cell>
          <table:table-cell table:formula="of:=([.D73]-[.E73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38.12271856" calcext:value-type="float">
            <text:p>238,12271856</text:p>
          </table:table-cell>
          <table:table-cell table:formula="of:=([.D74]-[.E74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9064" calcext:value-type="float">
            <text:p>0,059064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38.12271856" calcext:value-type="float">
            <text:p>238,12271856</text:p>
          </table:table-cell>
          <table:table-cell table:formula="of:=([.D75]-[.E75])^2" office:value-type="float" office:value="58386.3706837279" calcext:value-type="float">
            <text:p>58386,37068372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590755" calcext:value-type="float">
            <text:p>0,0590755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38.16977127" calcext:value-type="float">
            <text:p>238,16977127</text:p>
          </table:table-cell>
          <table:table-cell table:formula="of:=([.D76]-[.E76])^2" office:value-type="float" office:value="43710.1630463403" calcext:value-type="float">
            <text:p>43710,16304634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15457" calcext:value-type="float">
            <text:p>0,0715457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289.192093378" calcext:value-type="float">
            <text:p>289,192093378</text:p>
          </table:table-cell>
          <table:table-cell table:formula="of:=([.D77]-[.E77])^2" office:value-type="float" office:value="686.856659765927" calcext:value-type="float">
            <text:p>686,85665976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78471" calcext:value-type="float">
            <text:p>0,178471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26.68123534" calcext:value-type="float">
            <text:p>726,68123534</text:p>
          </table:table-cell>
          <table:table-cell table:formula="of:=([.D78]-[.E78])^2" office:value-type="float" office:value="38291.4420087426" calcext:value-type="float">
            <text:p>38291,44200874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54889" calcext:value-type="float">
            <text:p>0,254889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39.34853906" calcext:value-type="float">
            <text:p>1039,34853906</text:p>
          </table:table-cell>
          <table:table-cell table:formula="of:=([.D79]-[.E79])^2" office:value-type="float" office:value="7507.62334106777" calcext:value-type="float">
            <text:p>7507,62334106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55233" calcext:value-type="float">
            <text:p>0,355233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449.91002882" calcext:value-type="float">
            <text:p>1449,91002882</text:p>
          </table:table-cell>
          <table:table-cell table:formula="of:=([.D80]-[.E80])^2" office:value-type="float" office:value="110164.126182853" calcext:value-type="float">
            <text:p>110164,1261828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80893" calcext:value-type="float">
            <text:p>0,380893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554.89894522" calcext:value-type="float">
            <text:p>1554,89894522</text:p>
          </table:table-cell>
          <table:table-cell table:formula="of:=([.D81]-[.E81])^2" office:value-type="float" office:value="92476.5782516171" calcext:value-type="float">
            <text:p>92476,57825161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05951" calcext:value-type="float">
            <text:p>0,505951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066.57875454" calcext:value-type="float">
            <text:p>2066,57875454</text:p>
          </table:table-cell>
          <table:table-cell table:formula="of:=([.D82]-[.E82])^2" office:value-type="float" office:value="49917.6730438955" calcext:value-type="float">
            <text:p>49917,67304389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62748" calcext:value-type="float">
            <text:p>0,562748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298.96595192" calcext:value-type="float">
            <text:p>2298,96595192</text:p>
          </table:table-cell>
          <table:table-cell table:formula="of:=([.D83]-[.E83])^2" office:value-type="float" office:value="251970.360456135" calcext:value-type="float">
            <text:p>251970,3604561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9575" calcext:value-type="float">
            <text:p>0,39575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615.686955" calcext:value-type="float">
            <text:p>1615,686955</text:p>
          </table:table-cell>
          <table:table-cell table:formula="of:=([.D84]-[.E84])^2" office:value-type="float" office:value="164277.85296282" calcext:value-type="float">
            <text:p>164277,852962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32933" calcext:value-type="float">
            <text:p>0,432933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767.82268682" calcext:value-type="float">
            <text:p>1767,82268682</text:p>
          </table:table-cell>
          <table:table-cell table:formula="of:=([.D85]-[.E85])^2" office:value-type="float" office:value="144264.561575555" calcext:value-type="float">
            <text:p>144264,5615755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35618" calcext:value-type="float">
            <text:p>0,235618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960.50047172" calcext:value-type="float">
            <text:p>960,50047172</text:p>
          </table:table-cell>
          <table:table-cell table:formula="of:=([.D86]-[.E86])^2" office:value-type="float" office:value="358200.091309513" calcext:value-type="float">
            <text:p>358200,0913095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49422" calcext:value-type="float">
            <text:p>0,249422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016.98008988" calcext:value-type="float">
            <text:p>1016,98008988</text:p>
          </table:table-cell>
          <table:table-cell table:formula="of:=([.D87]-[.E87])^2" office:value-type="float" office:value="27982.1037083879" calcext:value-type="float">
            <text:p>27982,10370838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65481" calcext:value-type="float">
            <text:p>0,165481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673.53213074" calcext:value-type="float">
            <text:p>673,53213074</text:p>
          </table:table-cell>
          <table:table-cell table:formula="of:=([.D88]-[.E88])^2" office:value-type="float" office:value="213381.174399667" calcext:value-type="float">
            <text:p>213381,174399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778289" calcext:value-type="float">
            <text:p>0,0778289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14.900057506" calcext:value-type="float">
            <text:p>314,900057506</text:p>
          </table:table-cell>
          <table:table-cell table:formula="of:=([.D89]-[.E89])^2" office:value-type="float" office:value="99288.0476584112" calcext:value-type="float">
            <text:p>99288,04765841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636486" calcext:value-type="float">
            <text:p>0,0636486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56.880792844" calcext:value-type="float">
            <text:p>256,880792844</text:p>
          </table:table-cell>
          <table:table-cell table:formula="of:=([.D90]-[.E90])^2" office:value-type="float" office:value="67818.9893454976" calcext:value-type="float">
            <text:p>67818,98934549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62926" calcext:value-type="float">
            <text:p>0,0262926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04.037224604" calcext:value-type="float">
            <text:p>104,037224604</text:p>
          </table:table-cell>
          <table:table-cell table:formula="of:=([.D91]-[.E91])^2" office:value-type="float" office:value="11572.8592534995" calcext:value-type="float">
            <text:p>11572,85925349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278032" calcext:value-type="float">
            <text:p>0,0278032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10.217904928" calcext:value-type="float">
            <text:p>110,217904928</text:p>
          </table:table-cell>
          <table:table-cell table:formula="of:=([.D92]-[.E92])^2" office:value-type="float" office:value="12940.8609336079" calcext:value-type="float">
            <text:p>12940,86093360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462867" calcext:value-type="float">
            <text:p>0,0462867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185.843884518" calcext:value-type="float">
            <text:p>185,843884518</text:p>
          </table:table-cell>
          <table:table-cell table:formula="of:=([.D93]-[.E93])^2" office:value-type="float" office:value="35866.2557151272" calcext:value-type="float">
            <text:p>35866,2557151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588471" calcext:value-type="float">
            <text:p>0,0588471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37.235263534" calcext:value-type="float">
            <text:p>237,235263534</text:p>
          </table:table-cell>
          <table:table-cell table:formula="of:=([.D94]-[.E94])^2" office:value-type="float" office:value="57895.7050066269" calcext:value-type="float">
            <text:p>57895,70500662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591252" calcext:value-type="float">
            <text:p>0,0591252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38.373120808" calcext:value-type="float">
            <text:p>238,373120808</text:p>
          </table:table-cell>
          <table:table-cell table:formula="of:=([.D95]-[.E95])^2" office:value-type="float" office:value="58328.5875235992" calcext:value-type="float">
            <text:p>58328,58752359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92244" calcext:value-type="float">
            <text:p>0,0592244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38.779001576" calcext:value-type="float">
            <text:p>238,779001576</text:p>
          </table:table-cell>
          <table:table-cell table:formula="of:=([.D96]-[.E96])^2" office:value-type="float" office:value="58713.6522398305" calcext:value-type="float">
            <text:p>58713,65223983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590824" calcext:value-type="float">
            <text:p>0,0590824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38.198002896" calcext:value-type="float">
            <text:p>238,198002896</text:p>
          </table:table-cell>
          <table:table-cell table:formula="of:=([.D97]-[.E97])^2" office:value-type="float" office:value="57316.1913236088" calcext:value-type="float">
            <text:p>57316,19132360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99544" calcext:value-type="float">
            <text:p>0,0599544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41.765825776" calcext:value-type="float">
            <text:p>241,765825776</text:p>
          </table:table-cell>
          <table:table-cell table:formula="of:=([.D98]-[.E98])^2" office:value-type="float" office:value="60150.420152478" calcext:value-type="float">
            <text:p>60150,4201524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592086" calcext:value-type="float">
            <text:p>0,0592086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38.714355244" calcext:value-type="float">
            <text:p>238,714355244</text:p>
          </table:table-cell>
          <table:table-cell table:formula="of:=([.D99]-[.E99])^2" office:value-type="float" office:value="58687.1726346861" calcext:value-type="float">
            <text:p>58687,17263468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589783" calcext:value-type="float">
            <text:p>0,0589783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37.772073582" calcext:value-type="float">
            <text:p>237,772073582</text:p>
          </table:table-cell>
          <table:table-cell table:formula="of:=([.D100]-[.E100])^2" office:value-type="float" office:value="48524.1991228696" calcext:value-type="float">
            <text:p>48524,19912286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672546" calcext:value-type="float">
            <text:p>0,0672546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71.634886084" calcext:value-type="float">
            <text:p>271,634886084</text:p>
          </table:table-cell>
          <table:table-cell table:formula="of:=([.D101]-[.E101])^2" office:value-type="float" office:value="1541.76236410002" calcext:value-type="float">
            <text:p>1541,76236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76261" calcext:value-type="float">
            <text:p>0,176261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17.63893194" calcext:value-type="float">
            <text:p>717,63893194</text:p>
          </table:table-cell>
          <table:table-cell table:formula="of:=([.D102]-[.E102])^2" office:value-type="float" office:value="111114.883095568" calcext:value-type="float">
            <text:p>111114,8830955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7591" calcext:value-type="float">
            <text:p>0,207591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45.82688014" calcext:value-type="float">
            <text:p>845,82688014</text:p>
          </table:table-cell>
          <table:table-cell table:formula="of:=([.D103]-[.E103])^2" office:value-type="float" office:value="180816.784633428" calcext:value-type="float">
            <text:p>180816,7846334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08475" calcext:value-type="float">
            <text:p>0,208475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49.4438015" calcext:value-type="float">
            <text:p>849,4438015</text:p>
          </table:table-cell>
          <table:table-cell table:formula="of:=([.D104]-[.E104])^2" office:value-type="float" office:value="816412.064322305" calcext:value-type="float">
            <text:p>816412,0643223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64871" calcext:value-type="float">
            <text:p>0,464871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898.49829134" calcext:value-type="float">
            <text:p>1898,49829134</text:p>
          </table:table-cell>
          <table:table-cell table:formula="of:=([.D105]-[.E105])^2" office:value-type="float" office:value="849163.596017153" calcext:value-type="float">
            <text:p>849163,5960171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33814" calcext:value-type="float">
            <text:p>0,633814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589.73533356" calcext:value-type="float">
            <text:p>2589,73533356</text:p>
          </table:table-cell>
          <table:table-cell table:formula="of:=([.D106]-[.E106])^2" office:value-type="float" office:value="869119.096885649" calcext:value-type="float">
            <text:p>869119,0968856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49816" calcext:value-type="float">
            <text:p>0,749816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064.36215664" calcext:value-type="float">
            <text:p>3064,36215664</text:p>
          </table:table-cell>
          <table:table-cell table:formula="of:=([.D107]-[.E107])^2" office:value-type="float" office:value="354784.877354957" calcext:value-type="float">
            <text:p>354784,8773549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47104" calcext:value-type="float">
            <text:p>0,747104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053.26590016" calcext:value-type="float">
            <text:p>3053,26590016</text:p>
          </table:table-cell>
          <table:table-cell table:formula="of:=([.D108]-[.E108])^2" office:value-type="float" office:value="3573109.06952483" calcext:value-type="float">
            <text:p>3573109,069524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221855" calcext:value-type="float">
            <text:p>0,221855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904.1886067" calcext:value-type="float">
            <text:p>904,1886067</text:p>
          </table:table-cell>
          <table:table-cell table:formula="of:=([.D109]-[.E109])^2" office:value-type="float" office:value="484153.482020498" calcext:value-type="float">
            <text:p>484153,4820204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2635" calcext:value-type="float">
            <text:p>0,22635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922.580079" calcext:value-type="float">
            <text:p>922,580079</text:p>
          </table:table-cell>
          <table:table-cell table:formula="of:=([.D110]-[.E110])^2" office:value-type="float" office:value="1330.80284992353" calcext:value-type="float">
            <text:p>1330,80284992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988067" calcext:value-type="float">
            <text:p>0,0988067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400.731565318" calcext:value-type="float">
            <text:p>400,731565318</text:p>
          </table:table-cell>
          <table:table-cell table:formula="of:=([.D111]-[.E111])^2" office:value-type="float" office:value="154267.180814374" calcext:value-type="float">
            <text:p>154267,1808143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85513" calcext:value-type="float">
            <text:p>0,085513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346.33986002" calcext:value-type="float">
            <text:p>346,33986002</text:p>
          </table:table-cell>
          <table:table-cell table:formula="of:=([.D112]-[.E112])^2" office:value-type="float" office:value="32414.4140659708" calcext:value-type="float">
            <text:p>32414,41406597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04765" calcext:value-type="float">
            <text:p>0,104765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25.1101881" calcext:value-type="float">
            <text:p>425,1101881</text:p>
          </table:table-cell>
          <table:table-cell table:formula="of:=([.D113]-[.E113])^2" office:value-type="float" office:value="182448.740970828" calcext:value-type="float">
            <text:p>182448,7409708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03049" calcext:value-type="float">
            <text:p>0,0303049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20.453710546" calcext:value-type="float">
            <text:p>120,453710546</text:p>
          </table:table-cell>
          <table:table-cell table:formula="of:=([.D114]-[.E114])^2" office:value-type="float" office:value="14848.327220739" calcext:value-type="float">
            <text:p>14848,3272207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14101" calcext:value-type="float">
            <text:p>0,0514101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06.806480554" calcext:value-type="float">
            <text:p>206,806480554</text:p>
          </table:table-cell>
          <table:table-cell table:formula="of:=([.D115]-[.E115])^2" office:value-type="float" office:value="43792.4603828261" calcext:value-type="float">
            <text:p>43792,46038282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282511" calcext:value-type="float">
            <text:p>0,0282511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12.050505694" calcext:value-type="float">
            <text:p>112,050505694</text:p>
          </table:table-cell>
          <table:table-cell table:formula="of:=([.D116]-[.E116])^2" office:value-type="float" office:value="13007.518219849" calcext:value-type="float">
            <text:p>13007,5182198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493106" calcext:value-type="float">
            <text:p>0,0493106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198.216292324" calcext:value-type="float">
            <text:p>198,216292324</text:p>
          </table:table-cell>
          <table:table-cell table:formula="of:=([.D117]-[.E117])^2" office:value-type="float" office:value="40705.6014923273" calcext:value-type="float">
            <text:p>40705,60149232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591511" calcext:value-type="float">
            <text:p>0,0591511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38.479091694" calcext:value-type="float">
            <text:p>238,479091694</text:p>
          </table:table-cell>
          <table:table-cell table:formula="of:=([.D118]-[.E118])^2" office:value-type="float" office:value="57911.9858245623" calcext:value-type="float">
            <text:p>57911,98582456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59478" calcext:value-type="float">
            <text:p>0,059478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39.81661612" calcext:value-type="float">
            <text:p>239,81661612</text:p>
          </table:table-cell>
          <table:table-cell table:formula="of:=([.D119]-[.E119])^2" office:value-type="float" office:value="58315.7850246227" calcext:value-type="float">
            <text:p>58315,78502462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598744" calcext:value-type="float">
            <text:p>0,0598744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41.438502576" calcext:value-type="float">
            <text:p>241,438502576</text:p>
          </table:table-cell>
          <table:table-cell table:formula="of:=([.D120]-[.E120])^2" office:value-type="float" office:value="59540.1504254875" calcext:value-type="float">
            <text:p>59540,15042548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593854" calcext:value-type="float">
            <text:p>0,0593854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39.437739516" calcext:value-type="float">
            <text:p>239,437739516</text:p>
          </table:table-cell>
          <table:table-cell table:formula="of:=([.D121]-[.E121])^2" office:value-type="float" office:value="59038.1819003051" calcext:value-type="float">
            <text:p>59038,18190030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591502" calcext:value-type="float">
            <text:p>0,0591502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38.475409308" calcext:value-type="float">
            <text:p>238,475409308</text:p>
          </table:table-cell>
          <table:table-cell table:formula="of:=([.D122]-[.E122])^2" office:value-type="float" office:value="58571.4583425188" calcext:value-type="float">
            <text:p>58571,45834251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590728" calcext:value-type="float">
            <text:p>0,0590728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38.158724112" calcext:value-type="float">
            <text:p>238,158724112</text:p>
          </table:table-cell>
          <table:table-cell table:formula="of:=([.D123]-[.E123])^2" office:value-type="float" office:value="58374.7755821223" calcext:value-type="float">
            <text:p>58374,77558212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590412" calcext:value-type="float">
            <text:p>0,0590412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38.029431448" calcext:value-type="float">
            <text:p>238,029431448</text:p>
          </table:table-cell>
          <table:table-cell table:formula="of:=([.D124]-[.E124])^2" office:value-type="float" office:value="48096.6344177887" calcext:value-type="float">
            <text:p>48096,63441778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675139" calcext:value-type="float">
            <text:p>0,0675139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72.695822406" calcext:value-type="float">
            <text:p>272,695822406</text:p>
          </table:table-cell>
          <table:table-cell table:formula="of:=([.D125]-[.E125])^2" office:value-type="float" office:value="14088.7367492434" calcext:value-type="float">
            <text:p>14088,73674924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19822" calcext:value-type="float">
            <text:p>0,119822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486.71650588" calcext:value-type="float">
            <text:p>486,71650588</text:p>
          </table:table-cell>
          <table:table-cell table:formula="of:=([.D126]-[.E126])^2" office:value-type="float" office:value="388483.874471628" calcext:value-type="float">
            <text:p>388483,8744716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65311" calcext:value-type="float">
            <text:p>0,365311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491.14456894" calcext:value-type="float">
            <text:p>1491,14456894</text:p>
          </table:table-cell>
          <table:table-cell table:formula="of:=([.D127]-[.E127])^2" office:value-type="float" office:value="512449.581371366" calcext:value-type="float">
            <text:p>512449,5813713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46284" calcext:value-type="float">
            <text:p>0,546284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31.60283736" calcext:value-type="float">
            <text:p>2231,60283736</text:p>
          </table:table-cell>
          <table:table-cell table:formula="of:=([.D128]-[.E128])^2" office:value-type="float" office:value="616846.330557496" calcext:value-type="float">
            <text:p>616846,330557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85915" calcext:value-type="float">
            <text:p>0,685915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802.9086591" calcext:value-type="float">
            <text:p>2802,9086591</text:p>
          </table:table-cell>
          <table:table-cell table:formula="of:=([.D129]-[.E129])^2" office:value-type="float" office:value="97400.4156374619" calcext:value-type="float">
            <text:p>97400,41563746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65418" calcext:value-type="float">
            <text:p>0,665418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19.04436372" calcext:value-type="float">
            <text:p>2719,04436372</text:p>
          </table:table-cell>
          <table:table-cell table:formula="of:=([.D130]-[.E130])^2" office:value-type="float" office:value="524113.864686274" calcext:value-type="float">
            <text:p>524113,8646862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08376" calcext:value-type="float">
            <text:p>0,708376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894.80873904" calcext:value-type="float">
            <text:p>2894,80873904</text:p>
          </table:table-cell>
          <table:table-cell table:formula="of:=([.D131]-[.E131])^2" office:value-type="float" office:value="420150.211125437" calcext:value-type="float">
            <text:p>420150,2111254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70857" calcext:value-type="float">
            <text:p>0,670857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41.29824978" calcext:value-type="float">
            <text:p>2741,29824978</text:p>
          </table:table-cell>
          <table:table-cell table:formula="of:=([.D132]-[.E132])^2" office:value-type="float" office:value="509372.954778669" calcext:value-type="float">
            <text:p>509372,9547786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599873" calcext:value-type="float">
            <text:p>0,599873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50.86437442" calcext:value-type="float">
            <text:p>2450,86437442</text:p>
          </table:table-cell>
          <table:table-cell table:formula="of:=([.D133]-[.E133])^2" office:value-type="float" office:value="172337.758578591" calcext:value-type="float">
            <text:p>172337,7585785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4799" calcext:value-type="float">
            <text:p>0,44799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29.4290046" calcext:value-type="float">
            <text:p>1829,4290046</text:p>
          </table:table-cell>
          <table:table-cell table:formula="of:=([.D134]-[.E134])^2" office:value-type="float" office:value="49983.5130099802" calcext:value-type="float">
            <text:p>49983,51300998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64553" calcext:value-type="float">
            <text:p>0,264553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78.88918162" calcext:value-type="float">
            <text:p>1078,88918162</text:p>
          </table:table-cell>
          <table:table-cell table:formula="of:=([.D135]-[.E135])^2" office:value-type="float" office:value="15224.7396459082" calcext:value-type="float">
            <text:p>15224,73964590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0853" calcext:value-type="float">
            <text:p>0,10853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440.5148362" calcext:value-type="float">
            <text:p>440,5148362</text:p>
          </table:table-cell>
          <table:table-cell table:formula="of:=([.D136]-[.E136])^2" office:value-type="float" office:value="113242.240642892" calcext:value-type="float">
            <text:p>113242,2406428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44518" calcext:value-type="float">
            <text:p>0,044518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178.60717772" calcext:value-type="float">
            <text:p>178,60717772</text:p>
          </table:table-cell>
          <table:table-cell table:formula="of:=([.D137]-[.E137])^2" office:value-type="float" office:value="1022913.50284858" calcext:value-type="float">
            <text:p>1022913,502848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182594" calcext:value-type="float">
            <text:p>0,182594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743.55065476" calcext:value-type="float">
            <text:p>743,55065476</text:p>
          </table:table-cell>
          <table:table-cell table:formula="of:=([.D138]-[.E138])^2" office:value-type="float" office:value="558144.446429726" calcext:value-type="float">
            <text:p>558144,4464297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938251" calcext:value-type="float">
            <text:p>0,00938251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34.8489149654" calcext:value-type="float">
            <text:p>34,8489149654</text:p>
          </table:table-cell>
          <table:table-cell table:formula="of:=([.D139]-[.E139])^2" office:value-type="float" office:value="1473.70879222071" calcext:value-type="float">
            <text:p>1473,70879222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247794" calcext:value-type="float">
            <text:p>0,0247794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97.845906276" calcext:value-type="float">
            <text:p>97,845906276</text:p>
          </table:table-cell>
          <table:table-cell table:formula="of:=([.D140]-[.E140])^2" office:value-type="float" office:value="3976648.52568934" calcext:value-type="float">
            <text:p>3976648,525689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63385" calcext:value-type="float">
            <text:p>0,363385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483.2642629" calcext:value-type="float">
            <text:p>1483,2642629</text:p>
          </table:table-cell>
          <table:table-cell table:formula="of:=([.D141]-[.E141])^2" office:value-type="float" office:value="2210586.91617761" calcext:value-type="float">
            <text:p>2210586,916177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300666" calcext:value-type="float">
            <text:p>0,0300666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119.478696564" calcext:value-type="float">
            <text:p>119,478696564</text:p>
          </table:table-cell>
          <table:table-cell table:formula="of:=([.D142]-[.E142])^2" office:value-type="float" office:value="15133.5997043055" calcext:value-type="float">
            <text:p>15133,59970430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01471" calcext:value-type="float">
            <text:p>0,101471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411.63265534" calcext:value-type="float">
            <text:p>411,63265534</text:p>
          </table:table-cell>
          <table:table-cell table:formula="of:=([.D143]-[.E143])^2" office:value-type="float" office:value="172360.030380517" calcext:value-type="float">
            <text:p>172360,0303805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40995" calcext:value-type="float">
            <text:p>0,240995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982.5006823" calcext:value-type="float">
            <text:p>982,5006823</text:p>
          </table:table-cell>
          <table:table-cell table:formula="of:=([.D144]-[.E144])^2" office:value-type="float" office:value="7352234.32082693" calcext:value-type="float">
            <text:p>7352234,320826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539529" calcext:value-type="float">
            <text:p>0,0539529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217.210448466" calcext:value-type="float">
            <text:p>217,210448466</text:p>
          </table:table-cell>
          <table:table-cell table:formula="of:=([.D145]-[.E145])^2" office:value-type="float" office:value="48730.7604979401" calcext:value-type="float">
            <text:p>48730,76049794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677871" calcext:value-type="float">
            <text:p>0,0677871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273.813631134" calcext:value-type="float">
            <text:p>273,813631134</text:p>
          </table:table-cell>
          <table:table-cell table:formula="of:=([.D146]-[.E146])^2" office:value-type="float" office:value="4069039.73139619" calcext:value-type="float">
            <text:p>4069039,731396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419462" calcext:value-type="float">
            <text:p>0,419462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712.70555148" calcext:value-type="float">
            <text:p>1712,70555148</text:p>
          </table:table-cell>
          <table:table-cell table:formula="of:=([.D147]-[.E147])^2" office:value-type="float" office:value="2945464.46812896" calcext:value-type="float">
            <text:p>2945464,468128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129329" calcext:value-type="float">
            <text:p>0,129329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525.61477666" calcext:value-type="float">
            <text:p>525,61477666</text:p>
          </table:table-cell>
          <table:table-cell table:formula="of:=([.D148]-[.E148])^2" office:value-type="float" office:value="280004.777662094" calcext:value-type="float">
            <text:p>280004,7776620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00582599" calcext:value-type="float">
            <text:p>-0,00582599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27.3772711246" calcext:value-type="float">
            <text:p>-27,3772711246</text:p>
          </table:table-cell>
          <table:table-cell table:formula="of:=([.D149]-[.E149])^2" office:value-type="float" office:value="12869268.780542" calcext:value-type="float">
            <text:p>12869268,7805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307753" calcext:value-type="float">
            <text:p>0,307753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255.64370962" calcext:value-type="float">
            <text:p>1255,64370962</text:p>
          </table:table-cell>
          <table:table-cell table:formula="of:=([.D150]-[.E150])^2" office:value-type="float" office:value="1584687.48520356" calcext:value-type="float">
            <text:p>1584687,48520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0174964" calcext:value-type="float">
            <text:p>-0,00174964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10.6987220456" calcext:value-type="float">
            <text:p>-10,6987220456</text:p>
          </table:table-cell>
          <table:table-cell table:formula="of:=([.D151]-[.E151])^2" office:value-type="float" office:value="11354856.2922676" calcext:value-type="float">
            <text:p>11354856,29226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5357" calcext:value-type="float">
            <text:p>0,55357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261.4137978" calcext:value-type="float">
            <text:p>2261,4137978</text:p>
          </table:table-cell>
          <table:table-cell table:formula="of:=([.D152]-[.E152])^2" office:value-type="float" office:value="4925532.14914796" calcext:value-type="float">
            <text:p>4925532,149147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100372" calcext:value-type="float">
            <text:p>0,100372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407.13605288" calcext:value-type="float">
            <text:p>407,13605288</text:p>
          </table:table-cell>
          <table:table-cell table:formula="of:=([.D153]-[.E153])^2" office:value-type="float" office:value="10994966.3139747" calcext:value-type="float">
            <text:p>10994966,31397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18109" calcext:value-type="float">
            <text:p>0,18109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737.3969786" calcext:value-type="float">
            <text:p>737,3969786</text:p>
          </table:table-cell>
          <table:table-cell table:formula="of:=([.D154]-[.E154])^2" office:value-type="float" office:value="242454.5992494" calcext:value-type="float">
            <text:p>242454,59924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104701" calcext:value-type="float">
            <text:p>0,104701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424.84832954" calcext:value-type="float">
            <text:p>424,84832954</text:p>
          </table:table-cell>
          <table:table-cell table:formula="of:=([.D155]-[.E155])^2" office:value-type="float" office:value="182037.329048906" calcext:value-type="float">
            <text:p>182037,3290489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583628" calcext:value-type="float">
            <text:p>0,0583628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235.253730712" calcext:value-type="float">
            <text:p>235,253730712</text:p>
          </table:table-cell>
          <table:table-cell table:formula="of:=([.D156]-[.E156])^2" office:value-type="float" office:value="57022.4458273552" calcext:value-type="float">
            <text:p>57022,44582735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337834" calcext:value-type="float">
            <text:p>0,337834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378.72132436" calcext:value-type="float">
            <text:p>1378,72132436</text:p>
          </table:table-cell>
          <table:table-cell table:formula="of:=([.D157]-[.E157])^2" office:value-type="float" office:value="2091718.77824551" calcext:value-type="float">
            <text:p>2091718,778245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562227" calcext:value-type="float">
            <text:p>0,0562227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226.497425958" calcext:value-type="float">
            <text:p>226,497425958</text:p>
          </table:table-cell>
          <table:table-cell table:formula="of:=([.D158]-[.E158])^2" office:value-type="float" office:value="3446594.76964969" calcext:value-type="float">
            <text:p>3446594,769649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36174" calcext:value-type="float">
            <text:p>0,436174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781.08336796" calcext:value-type="float">
            <text:p>1781,08336796</text:p>
          </table:table-cell>
          <table:table-cell table:formula="of:=([.D159]-[.E159])^2" office:value-type="float" office:value="654778.528671033" calcext:value-type="float">
            <text:p>654778,5286710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52913" calcext:value-type="float">
            <text:p>0,352913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440.41765602" calcext:value-type="float">
            <text:p>1440,41765602</text:p>
          </table:table-cell>
          <table:table-cell table:formula="of:=([.D160]-[.E160])^2" office:value-type="float" office:value="1788685.93523975" calcext:value-type="float">
            <text:p>1788685,935239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17777" calcext:value-type="float">
            <text:p>0,17777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723.8130658" calcext:value-type="float">
            <text:p>723,8130658</text:p>
          </table:table-cell>
          <table:table-cell table:formula="of:=([.D161]-[.E161])^2" office:value-type="float" office:value="525368.477197777" calcext:value-type="float">
            <text:p>525368,4771977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317916" calcext:value-type="float">
            <text:p>0,0317916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26.536603064" calcext:value-type="float">
            <text:p>126,536603064</text:p>
          </table:table-cell>
          <table:table-cell table:formula="of:=([.D162]-[.E162])^2" office:value-type="float" office:value="16919.9226646694" calcext:value-type="float">
            <text:p>16919,92266466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194985" calcext:value-type="float">
            <text:p>0,0194985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76.23889269" calcext:value-type="float">
            <text:p>76,23889269</text:p>
          </table:table-cell>
          <table:table-cell table:formula="of:=([.D163]-[.E163])^2" office:value-type="float" office:value="6364.67171884254" calcext:value-type="float">
            <text:p>6364,67171884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196229" calcext:value-type="float">
            <text:p>0,0196229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76.747880266" calcext:value-type="float">
            <text:p>76,747880266</text:p>
          </table:table-cell>
          <table:table-cell table:formula="of:=([.D164]-[.E164])^2" office:value-type="float" office:value="6446.14371760755" calcext:value-type="float">
            <text:p>6446,14371760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25403" calcext:value-type="float">
            <text:p>0,0525403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11.430739062" calcext:value-type="float">
            <text:p>211,430739062</text:p>
          </table:table-cell>
          <table:table-cell table:formula="of:=([.D165]-[.E165])^2" office:value-type="float" office:value="46212.4186528625" calcext:value-type="float">
            <text:p>46212,41865286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588996" calcext:value-type="float">
            <text:p>0,0588996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37.450069384" calcext:value-type="float">
            <text:p>237,450069384</text:p>
          </table:table-cell>
          <table:table-cell table:formula="of:=([.D166]-[.E166])^2" office:value-type="float" office:value="58076.2135417051" calcext:value-type="float">
            <text:p>58076,21354170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38.12271856" calcext:value-type="float">
            <text:p>238,12271856</text:p>
          </table:table-cell>
          <table:table-cell table:formula="of:=([.D167]-[.E167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38.12271856" calcext:value-type="float">
            <text:p>238,12271856</text:p>
          </table:table-cell>
          <table:table-cell table:formula="of:=([.D168]-[.E168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38.12271856" calcext:value-type="float">
            <text:p>238,12271856</text:p>
          </table:table-cell>
          <table:table-cell table:formula="of:=([.D169]-[.E169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38.12271856" calcext:value-type="float">
            <text:p>238,12271856</text:p>
          </table:table-cell>
          <table:table-cell table:formula="of:=([.D170]-[.E170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38.12271856" calcext:value-type="float">
            <text:p>238,12271856</text:p>
          </table:table-cell>
          <table:table-cell table:formula="of:=([.D171]-[.E171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59064" calcext:value-type="float">
            <text:p>0,059064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38.12271856" calcext:value-type="float">
            <text:p>238,12271856</text:p>
          </table:table-cell>
          <table:table-cell table:formula="of:=([.D172]-[.E172])^2" office:value-type="float" office:value="41035.7061652569" calcext:value-type="float">
            <text:p>41035,70616525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40115" calcext:value-type="float">
            <text:p>0,0740115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299.28101271" calcext:value-type="float">
            <text:p>299,28101271</text:p>
          </table:table-cell>
          <table:table-cell table:formula="of:=([.D173]-[.E173])^2" office:value-type="float" office:value="6112.29163990925" calcext:value-type="float">
            <text:p>6112,29163990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4525" calcext:value-type="float">
            <text:p>0,14525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590.756185" calcext:value-type="float">
            <text:p>590,756185</text:p>
          </table:table-cell>
          <table:table-cell table:formula="of:=([.D174]-[.E174])^2" office:value-type="float" office:value="418925.836486227" calcext:value-type="float">
            <text:p>418925,8364862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86684" calcext:value-type="float">
            <text:p>0,386684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578.59305336" calcext:value-type="float">
            <text:p>1578,59305336</text:p>
          </table:table-cell>
          <table:table-cell table:formula="of:=([.D175]-[.E175])^2" office:value-type="float" office:value="595068.261289326" calcext:value-type="float">
            <text:p>595068,2612893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68078" calcext:value-type="float">
            <text:p>0,568078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20.77386012" calcext:value-type="float">
            <text:p>2320,77386012</text:p>
          </table:table-cell>
          <table:table-cell table:formula="of:=([.D176]-[.E176])^2" office:value-type="float" office:value="445193.051188801" calcext:value-type="float">
            <text:p>445193,0511888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78627" calcext:value-type="float">
            <text:p>0,678627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773.08951558" calcext:value-type="float">
            <text:p>2773,08951558</text:p>
          </table:table-cell>
          <table:table-cell table:formula="of:=([.D177]-[.E177])^2" office:value-type="float" office:value="396785.284231856" calcext:value-type="float">
            <text:p>396785,2842318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3407" calcext:value-type="float">
            <text:p>0,73407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2999.9367678" calcext:value-type="float">
            <text:p>2999,9367678</text:p>
          </table:table-cell>
          <table:table-cell table:formula="of:=([.D178]-[.E178])^2" office:value-type="float" office:value="396981.183027725" calcext:value-type="float">
            <text:p>396981,183027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35559" calcext:value-type="float">
            <text:p>0,735559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006.02907086" calcext:value-type="float">
            <text:p>3006,02907086</text:p>
          </table:table-cell>
          <table:table-cell table:formula="of:=([.D179]-[.E179])^2" office:value-type="float" office:value="241054.020678015" calcext:value-type="float">
            <text:p>241054,0206780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44453" calcext:value-type="float">
            <text:p>0,644453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33.26522762" calcext:value-type="float">
            <text:p>2633,26522762</text:p>
          </table:table-cell>
          <table:table-cell table:formula="of:=([.D180]-[.E180])^2" office:value-type="float" office:value="574158.920877202" calcext:value-type="float">
            <text:p>574158,9208772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84627" calcext:value-type="float">
            <text:p>0,584627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388.48475558" calcext:value-type="float">
            <text:p>2388,48475558</text:p>
          </table:table-cell>
          <table:table-cell table:formula="of:=([.D181]-[.E181])^2" office:value-type="float" office:value="254535.912725976" calcext:value-type="float">
            <text:p>254535,9127259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4186" calcext:value-type="float">
            <text:p>0,44186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04.3478644" calcext:value-type="float">
            <text:p>1804,3478644</text:p>
          </table:table-cell>
          <table:table-cell table:formula="of:=([.D182]-[.E182])^2" office:value-type="float" office:value="82170.1100437601" calcext:value-type="float">
            <text:p>82170,11004376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61956" calcext:value-type="float">
            <text:p>0,261956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68.26345224" calcext:value-type="float">
            <text:p>1068,26345224</text:p>
          </table:table-cell>
          <table:table-cell table:formula="of:=([.D183]-[.E183])^2" office:value-type="float" office:value="10808.0849394542" calcext:value-type="float">
            <text:p>10808,08493945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11395" calcext:value-type="float">
            <text:p>0,111395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452.2370983" calcext:value-type="float">
            <text:p>452,2370983</text:p>
          </table:table-cell>
          <table:table-cell table:formula="of:=([.D184]-[.E184])^2" office:value-type="float" office:value="128219.324422731" calcext:value-type="float">
            <text:p>128219,3244227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476719" calcext:value-type="float">
            <text:p>0,0476719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191.511485726" calcext:value-type="float">
            <text:p>191,511485726</text:p>
          </table:table-cell>
          <table:table-cell table:formula="of:=([.D185]-[.E185])^2" office:value-type="float" office:value="37153.1345057755" calcext:value-type="float">
            <text:p>37153,13450577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303161" calcext:value-type="float">
            <text:p>0,0303161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20.499535794" calcext:value-type="float">
            <text:p>120,499535794</text:p>
          </table:table-cell>
          <table:table-cell table:formula="of:=([.D186]-[.E186])^2" office:value-type="float" office:value="15385.806439991" calcext:value-type="float">
            <text:p>15385,8064399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192551" calcext:value-type="float">
            <text:p>0,0192551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75.243011854" calcext:value-type="float">
            <text:p>75,243011854</text:p>
          </table:table-cell>
          <table:table-cell table:formula="of:=([.D187]-[.E187])^2" office:value-type="float" office:value="6206.7629567875" calcext:value-type="float">
            <text:p>6206,76295678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195056" calcext:value-type="float">
            <text:p>0,0195056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76.267942624" calcext:value-type="float">
            <text:p>76,267942624</text:p>
          </table:table-cell>
          <table:table-cell table:formula="of:=([.D188]-[.E188])^2" office:value-type="float" office:value="6369.30770587567" calcext:value-type="float">
            <text:p>6369,30770587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3062" calcext:value-type="float">
            <text:p>0,053062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13.56529548" calcext:value-type="float">
            <text:p>213,56529548</text:p>
          </table:table-cell>
          <table:table-cell table:formula="of:=([.D189]-[.E189])^2" office:value-type="float" office:value="47134.7093254581" calcext:value-type="float">
            <text:p>47134,70932545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589146" calcext:value-type="float">
            <text:p>0,0589146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37.511442484" calcext:value-type="float">
            <text:p>237,511442484</text:p>
          </table:table-cell>
          <table:table-cell table:formula="of:=([.D190]-[.E190])^2" office:value-type="float" office:value="58105.7979236172" calcext:value-type="float">
            <text:p>58105,79792361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38.12271856" calcext:value-type="float">
            <text:p>238,12271856</text:p>
          </table:table-cell>
          <table:table-cell table:formula="of:=([.D191]-[.E191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59064" calcext:value-type="float">
            <text:p>0,059064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38.12271856" calcext:value-type="float">
            <text:p>238,12271856</text:p>
          </table:table-cell>
          <table:table-cell table:formula="of:=([.D192]-[.E192])^2" office:value-type="float" office:value="58362.2099861518" calcext:value-type="float">
            <text:p>58362,20998615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90946" calcext:value-type="float">
            <text:p>0,0590946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38.247919684" calcext:value-type="float">
            <text:p>238,247919684</text:p>
          </table:table-cell>
          <table:table-cell table:formula="of:=([.D193]-[.E193])^2" office:value-type="float" office:value="58263.2996529465" calcext:value-type="float">
            <text:p>58263,29965294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92244" calcext:value-type="float">
            <text:p>0,0592244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38.779001576" calcext:value-type="float">
            <text:p>238,779001576</text:p>
          </table:table-cell>
          <table:table-cell table:formula="of:=([.D194]-[.E194])^2" office:value-type="float" office:value="58718.4985247895" calcext:value-type="float">
            <text:p>58718,49852478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590812" calcext:value-type="float">
            <text:p>0,0590812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38.193093048" calcext:value-type="float">
            <text:p>238,193093048</text:p>
          </table:table-cell>
          <table:table-cell table:formula="of:=([.D195]-[.E195])^2" office:value-type="float" office:value="58434.888274553" calcext:value-type="float">
            <text:p>58434,8882745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590583" calcext:value-type="float">
            <text:p>0,0590583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38.099396782" calcext:value-type="float">
            <text:p>238,099396782</text:p>
          </table:table-cell>
          <table:table-cell table:formula="of:=([.D196]-[.E196])^2" office:value-type="float" office:value="49849.2272389721" calcext:value-type="float">
            <text:p>49849,22723897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661079" calcext:value-type="float">
            <text:p>0,0661079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66.943117166" calcext:value-type="float">
            <text:p>266,943117166</text:p>
          </table:table-cell>
          <table:table-cell table:formula="of:=([.D197]-[.E197])^2" office:value-type="float" office:value="5767.3504794563" calcext:value-type="float">
            <text:p>5767,35047945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33416" calcext:value-type="float">
            <text:p>0,133416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42.33690064" calcext:value-type="float">
            <text:p>542,33690064</text:p>
          </table:table-cell>
          <table:table-cell table:formula="of:=([.D198]-[.E198])^2" office:value-type="float" office:value="54878.2736086644" calcext:value-type="float">
            <text:p>54878,27360866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15222" calcext:value-type="float">
            <text:p>0,315222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286.20342188" calcext:value-type="float">
            <text:p>1286,20342188</text:p>
          </table:table-cell>
          <table:table-cell table:formula="of:=([.D199]-[.E199])^2" office:value-type="float" office:value="802453.476434497" calcext:value-type="float">
            <text:p>802453,4764344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12897" calcext:value-type="float">
            <text:p>0,512897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094.99859138" calcext:value-type="float">
            <text:p>2094,99859138</text:p>
          </table:table-cell>
          <table:table-cell table:formula="of:=([.D200]-[.E200])^2" office:value-type="float" office:value="937026.095605013" calcext:value-type="float">
            <text:p>937026,0956050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82525" calcext:value-type="float">
            <text:p>0,682525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789.0383385" calcext:value-type="float">
            <text:p>2789,0383385</text:p>
          </table:table-cell>
          <table:table-cell table:formula="of:=([.D201]-[.E201])^2" office:value-type="float" office:value="563942.801404639" calcext:value-type="float">
            <text:p>563942,8014046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56238" calcext:value-type="float">
            <text:p>0,756238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090.63802652" calcext:value-type="float">
            <text:p>3090,63802652</text:p>
          </table:table-cell>
          <table:table-cell table:formula="of:=([.D202]-[.E202])^2" office:value-type="float" office:value="453415.176326229" calcext:value-type="float">
            <text:p>453415,176326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66683" calcext:value-type="float">
            <text:p>0,766683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133.37416182" calcext:value-type="float">
            <text:p>3133,37416182</text:p>
          </table:table-cell>
          <table:table-cell table:formula="of:=([.D203]-[.E203])^2" office:value-type="float" office:value="332496.187353186" calcext:value-type="float">
            <text:p>332496,1873531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02422" calcext:value-type="float">
            <text:p>0,702422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870.44770988" calcext:value-type="float">
            <text:p>2870,44770988</text:p>
          </table:table-cell>
          <table:table-cell table:formula="of:=([.D204]-[.E204])^2" office:value-type="float" office:value="269934.210335881" calcext:value-type="float">
            <text:p>269934,2103358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79698" calcext:value-type="float">
            <text:p>0,579698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368.31755492" calcext:value-type="float">
            <text:p>2368,31755492</text:p>
          </table:table-cell>
          <table:table-cell table:formula="of:=([.D205]-[.E205])^2" office:value-type="float" office:value="196854.166183682" calcext:value-type="float">
            <text:p>196854,1661836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17665" calcext:value-type="float">
            <text:p>0,417665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705.3530541" calcext:value-type="float">
            <text:p>1705,3530541</text:p>
          </table:table-cell>
          <table:table-cell table:formula="of:=([.D206]-[.E206])^2" office:value-type="float" office:value="153386.824570009" calcext:value-type="float">
            <text:p>153386,8245700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57617" calcext:value-type="float">
            <text:p>0,257617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050.51026018" calcext:value-type="float">
            <text:p>1050,51026018</text:p>
          </table:table-cell>
          <table:table-cell table:formula="of:=([.D207]-[.E207])^2" office:value-type="float" office:value="8319.01047975859" calcext:value-type="float">
            <text:p>8319,010479758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100369" calcext:value-type="float">
            <text:p>0,100369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407.12377826" calcext:value-type="float">
            <text:p>407,12377826</text:p>
          </table:table-cell>
          <table:table-cell table:formula="of:=([.D208]-[.E208])^2" office:value-type="float" office:value="97053.4002206283" calcext:value-type="float">
            <text:p>97053,40022062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469615" calcext:value-type="float">
            <text:p>0,0469615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188.60485571" calcext:value-type="float">
            <text:p>188,60485571</text:p>
          </table:table-cell>
          <table:table-cell table:formula="of:=([.D209]-[.E209])^2" office:value-type="float" office:value="36919.6455758167" calcext:value-type="float">
            <text:p>36919,64557581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320697" calcext:value-type="float">
            <text:p>0,0320697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27.674460338" calcext:value-type="float">
            <text:p>127,674460338</text:p>
          </table:table-cell>
          <table:table-cell table:formula="of:=([.D210]-[.E210])^2" office:value-type="float" office:value="17217.2346017926" calcext:value-type="float">
            <text:p>17217,23460179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189847" calcext:value-type="float">
            <text:p>0,0189847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74.136659438" calcext:value-type="float">
            <text:p>74,136659438</text:p>
          </table:table-cell>
          <table:table-cell table:formula="of:=([.D211]-[.E211])^2" office:value-type="float" office:value="5742.10200882545" calcext:value-type="float">
            <text:p>5742,10200882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03141" calcext:value-type="float">
            <text:p>0,0203141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79.575952714" calcext:value-type="float">
            <text:p>79,575952714</text:p>
          </table:table-cell>
          <table:table-cell table:formula="of:=([.D212]-[.E212])^2" office:value-type="float" office:value="6908.26159555588" calcext:value-type="float">
            <text:p>6908,26159555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29188" calcext:value-type="float">
            <text:p>0,0529188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12.979386952" calcext:value-type="float">
            <text:p>212,979386952</text:p>
          </table:table-cell>
          <table:table-cell table:formula="of:=([.D213]-[.E213])^2" office:value-type="float" office:value="46880.6449260699" calcext:value-type="float">
            <text:p>46880,64492606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590128" calcext:value-type="float">
            <text:p>0,0590128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37.913231712" calcext:value-type="float">
            <text:p>237,913231712</text:p>
          </table:table-cell>
          <table:table-cell table:formula="of:=([.D214]-[.E214])^2" office:value-type="float" office:value="58299.6631041688" calcext:value-type="float">
            <text:p>58299,66310416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591902" calcext:value-type="float">
            <text:p>0,0591902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38.639070908" calcext:value-type="float">
            <text:p>238,639070908</text:p>
          </table:table-cell>
          <table:table-cell table:formula="of:=([.D215]-[.E215])^2" office:value-type="float" office:value="58650.7023858621" calcext:value-type="float">
            <text:p>58650,70238586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589405" calcext:value-type="float">
            <text:p>0,0589405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37.61741337" calcext:value-type="float">
            <text:p>237,61741337</text:p>
          </table:table-cell>
          <table:table-cell table:formula="of:=([.D216]-[.E216])^2" office:value-type="float" office:value="58137.6070303572" calcext:value-type="float">
            <text:p>58137,60703035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590793" calcext:value-type="float">
            <text:p>0,0590793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38.185319122" calcext:value-type="float">
            <text:p>238,185319122</text:p>
          </table:table-cell>
          <table:table-cell table:formula="of:=([.D217]-[.E217])^2" office:value-type="float" office:value="58431.1299046327" calcext:value-type="float">
            <text:p>58431,12990463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590659" calcext:value-type="float">
            <text:p>0,0590659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38.130492486" calcext:value-type="float">
            <text:p>238,130492486</text:p>
          </table:table-cell>
          <table:table-cell table:formula="of:=([.D218]-[.E218])^2" office:value-type="float" office:value="58404.6269384258" calcext:value-type="float">
            <text:p>58404,6269384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59063" calcext:value-type="float">
            <text:p>0,059063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38.11862702" calcext:value-type="float">
            <text:p>238,11862702</text:p>
          </table:table-cell>
          <table:table-cell table:formula="of:=([.D219]-[.E219])^2" office:value-type="float" office:value="58398.8920131915" calcext:value-type="float">
            <text:p>58398,89201319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590667" calcext:value-type="float">
            <text:p>0,0590667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38.133765718" calcext:value-type="float">
            <text:p>238,133765718</text:p>
          </table:table-cell>
          <table:table-cell table:formula="of:=([.D220]-[.E220])^2" office:value-type="float" office:value="49735.1396684119" calcext:value-type="float">
            <text:p>49735,1396684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661944" calcext:value-type="float">
            <text:p>0,0661944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67.297035376" calcext:value-type="float">
            <text:p>267,297035376</text:p>
          </table:table-cell>
          <table:table-cell table:formula="of:=([.D221]-[.E221])^2" office:value-type="float" office:value="1962.22933062248" calcext:value-type="float">
            <text:p>1962,22933062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45188" calcext:value-type="float">
            <text:p>0,145188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590.50250952" calcext:value-type="float">
            <text:p>590,50250952</text:p>
          </table:table-cell>
          <table:table-cell table:formula="of:=([.D222]-[.E222])^2" office:value-type="float" office:value="6351.94776180027" calcext:value-type="float">
            <text:p>6351,94776180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9221" calcext:value-type="float">
            <text:p>0,29221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192.0489034" calcext:value-type="float">
            <text:p>1192,0489034</text:p>
          </table:table-cell>
          <table:table-cell table:formula="of:=([.D223]-[.E223])^2" office:value-type="float" office:value="972098.720557845" calcext:value-type="float">
            <text:p>972098,7205578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99556" calcext:value-type="float">
            <text:p>0,499556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40.41335624" calcext:value-type="float">
            <text:p>2040,41335624</text:p>
          </table:table-cell>
          <table:table-cell table:formula="of:=([.D224]-[.E224])^2" office:value-type="float" office:value="142572.52322288" calcext:value-type="float">
            <text:p>142572,523222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79278" calcext:value-type="float">
            <text:p>0,579278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366.59910812" calcext:value-type="float">
            <text:p>2366,59910812</text:p>
          </table:table-cell>
          <table:table-cell table:formula="of:=([.D225]-[.E225])^2" office:value-type="float" office:value="112493.092893178" calcext:value-type="float">
            <text:p>112493,0928931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15999" calcext:value-type="float">
            <text:p>0,615999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16.84454846" calcext:value-type="float">
            <text:p>2516,84454846</text:p>
          </table:table-cell>
          <table:table-cell table:formula="of:=([.D226]-[.E226])^2" office:value-type="float" office:value="1162415.01769102" calcext:value-type="float">
            <text:p>1162415,017691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79025" calcext:value-type="float">
            <text:p>0,779025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183.8719485" calcext:value-type="float">
            <text:p>3183,8719485</text:p>
          </table:table-cell>
          <table:table-cell table:formula="of:=([.D227]-[.E227])^2" office:value-type="float" office:value="271573.532711086" calcext:value-type="float">
            <text:p>271573,5327110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10344" calcext:value-type="float">
            <text:p>0,710344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02.86088976" calcext:value-type="float">
            <text:p>2902,86088976</text:p>
          </table:table-cell>
          <table:table-cell table:formula="of:=([.D228]-[.E228])^2" office:value-type="float" office:value="183302.785483942" calcext:value-type="float">
            <text:p>183302,78548394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91333" calcext:value-type="float">
            <text:p>0,591333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15.92262282" calcext:value-type="float">
            <text:p>2415,92262282</text:p>
          </table:table-cell>
          <table:table-cell table:formula="of:=([.D229]-[.E229])^2" office:value-type="float" office:value="152941.670669039" calcext:value-type="float">
            <text:p>152941,6706690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4553" calcext:value-type="float">
            <text:p>0,44553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19.3638162" calcext:value-type="float">
            <text:p>1819,3638162</text:p>
          </table:table-cell>
          <table:table-cell table:formula="of:=([.D230]-[.E230])^2" office:value-type="float" office:value="43528.9002462858" calcext:value-type="float">
            <text:p>43528,90024628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53592" calcext:value-type="float">
            <text:p>0,253592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1034.04181168" calcext:value-type="float">
            <text:p>1034,04181168</text:p>
          </table:table-cell>
          <table:table-cell table:formula="of:=([.D231]-[.E231])^2" office:value-type="float" office:value="5721.45498106439" calcext:value-type="float">
            <text:p>5721,45498106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987647" calcext:value-type="float">
            <text:p>0,0987647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400.559720638" calcext:value-type="float">
            <text:p>400,559720638</text:p>
          </table:table-cell>
          <table:table-cell table:formula="of:=([.D232]-[.E232])^2" office:value-type="float" office:value="98828.367074035" calcext:value-type="float">
            <text:p>98828,3670740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468401" calcext:value-type="float">
            <text:p>0,0468401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188.108142754" calcext:value-type="float">
            <text:p>188,108142754</text:p>
          </table:table-cell>
          <table:table-cell table:formula="of:=([.D233]-[.E233])^2" office:value-type="float" office:value="5656.27836453055" calcext:value-type="float">
            <text:p>5656,27836453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453564" calcext:value-type="float">
            <text:p>0,0453564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182.037524856" calcext:value-type="float">
            <text:p>182,037524856</text:p>
          </table:table-cell>
          <table:table-cell table:formula="of:=([.D234]-[.E234])^2" office:value-type="float" office:value="33594.3159592916" calcext:value-type="float">
            <text:p>33594,31595929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21426" calcext:value-type="float">
            <text:p>0,021426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84.12533604" calcext:value-type="float">
            <text:p>84,12533604</text:p>
          </table:table-cell>
          <table:table-cell table:formula="of:=([.D235]-[.E235])^2" office:value-type="float" office:value="7685.21114300612" calcext:value-type="float">
            <text:p>7685,21114300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181141" calcext:value-type="float">
            <text:p>0,0181141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70.574564714" calcext:value-type="float">
            <text:p>70,574564714</text:p>
          </table:table-cell>
          <table:table-cell table:formula="of:=([.D236]-[.E236])^2" office:value-type="float" office:value="5492.96870274569" calcext:value-type="float">
            <text:p>5492,96870274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08716" calcext:value-type="float">
            <text:p>0,0608716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45.518586264" calcext:value-type="float">
            <text:p>245,518586264</text:p>
          </table:table-cell>
          <table:table-cell table:formula="of:=([.D237]-[.E237])^2" office:value-type="float" office:value="62025.1983150325" calcext:value-type="float">
            <text:p>62025,19831503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19328" calcext:value-type="float">
            <text:p>0,0519328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08.945128512" calcext:value-type="float">
            <text:p>208,945128512</text:p>
          </table:table-cell>
          <table:table-cell table:formula="of:=([.D238]-[.E238])^2" office:value-type="float" office:value="45094.7005665864" calcext:value-type="float">
            <text:p>45094,70056658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589653" calcext:value-type="float">
            <text:p>0,0589653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37.718883562" calcext:value-type="float">
            <text:p>237,718883562</text:p>
          </table:table-cell>
          <table:table-cell table:formula="of:=([.D239]-[.E239])^2" office:value-type="float" office:value="58205.8488975827" calcext:value-type="float">
            <text:p>58205,84889758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90699" calcext:value-type="float">
            <text:p>0,0590699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38.146858646" calcext:value-type="float">
            <text:p>238,146858646</text:p>
          </table:table-cell>
          <table:table-cell table:formula="of:=([.D240]-[.E240])^2" office:value-type="float" office:value="58412.5376421716" calcext:value-type="float">
            <text:p>58412,53764217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90612" calcext:value-type="float">
            <text:p>0,0590612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38.111262248" calcext:value-type="float">
            <text:p>238,111262248</text:p>
          </table:table-cell>
          <table:table-cell table:formula="of:=([.D241]-[.E241])^2" office:value-type="float" office:value="58395.3325460517" calcext:value-type="float">
            <text:p>58395,33254605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59072" calcext:value-type="float">
            <text:p>0,059072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38.15545088" calcext:value-type="float">
            <text:p>238,15545088</text:p>
          </table:table-cell>
          <table:table-cell table:formula="of:=([.D242]-[.E242])^2" office:value-type="float" office:value="58416.6909760865" calcext:value-type="float">
            <text:p>58416,69097608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590556" calcext:value-type="float">
            <text:p>0,0590556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38.088349624" calcext:value-type="float">
            <text:p>238,088349624</text:p>
          </table:table-cell>
          <table:table-cell table:formula="of:=([.D243]-[.E243])^2" office:value-type="float" office:value="58384.259342018" calcext:value-type="float">
            <text:p>58384,259342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59064" calcext:value-type="float">
            <text:p>0,059064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38.12271856" calcext:value-type="float">
            <text:p>238,12271856</text:p>
          </table:table-cell>
          <table:table-cell table:formula="of:=([.D244]-[.E244])^2" office:value-type="float" office:value="58400.8695418098" calcext:value-type="float">
            <text:p>58400,86954180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59064" calcext:value-type="float">
            <text:p>0,059064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38.12271856" calcext:value-type="float">
            <text:p>238,12271856</text:p>
          </table:table-cell>
          <table:table-cell table:formula="of:=([.D245]-[.E245])^2" office:value-type="float" office:value="48462.8224655443" calcext:value-type="float">
            <text:p>48462,82246554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672909" calcext:value-type="float">
            <text:p>0,0672909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71.783408986" calcext:value-type="float">
            <text:p>271,783408986</text:p>
          </table:table-cell>
          <table:table-cell table:formula="of:=([.D246]-[.E246])^2" office:value-type="float" office:value="12406.3028439411" calcext:value-type="float">
            <text:p>12406,30284394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22192" calcext:value-type="float">
            <text:p>0,122192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496.41345568" calcext:value-type="float">
            <text:p>496,41345568</text:p>
          </table:table-cell>
          <table:table-cell table:formula="of:=([.D247]-[.E247])^2" office:value-type="float" office:value="636147.321918688" calcext:value-type="float">
            <text:p>636147,3219186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82447" calcext:value-type="float">
            <text:p>0,382447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561.25719838" calcext:value-type="float">
            <text:p>1561,25719838</text:p>
          </table:table-cell>
          <table:table-cell table:formula="of:=([.D248]-[.E248])^2" office:value-type="float" office:value="782768.999305863" calcext:value-type="float">
            <text:p>782768,9993058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72252" calcext:value-type="float">
            <text:p>0,572252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37.85194808" calcext:value-type="float">
            <text:p>2337,85194808</text:p>
          </table:table-cell>
          <table:table-cell table:formula="of:=([.D249]-[.E249])^2" office:value-type="float" office:value="603957.626851046" calcext:value-type="float">
            <text:p>603957,62685104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694233" calcext:value-type="float">
            <text:p>0,694233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36.94208882" calcext:value-type="float">
            <text:p>2836,94208882</text:p>
          </table:table-cell>
          <table:table-cell table:formula="of:=([.D250]-[.E250])^2" office:value-type="float" office:value="481713.88838134" calcext:value-type="float">
            <text:p>481713,88838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52808" calcext:value-type="float">
            <text:p>0,752808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076.60404432" calcext:value-type="float">
            <text:p>3076,60404432</text:p>
          </table:table-cell>
          <table:table-cell table:formula="of:=([.D251]-[.E251])^2" office:value-type="float" office:value="370145.244841994" calcext:value-type="float">
            <text:p>370145,2448419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3948" calcext:value-type="float">
            <text:p>0,73948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022.0719992" calcext:value-type="float">
            <text:p>3022,0719992</text:p>
          </table:table-cell>
          <table:table-cell table:formula="of:=([.D252]-[.E252])^2" office:value-type="float" office:value="376906.845005403" calcext:value-type="float">
            <text:p>376906,8450054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74534" calcext:value-type="float">
            <text:p>0,674534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56.34284236" calcext:value-type="float">
            <text:p>2756,34284236</text:p>
          </table:table-cell>
          <table:table-cell table:formula="of:=([.D253]-[.E253])^2" office:value-type="float" office:value="363193.291557519" calcext:value-type="float">
            <text:p>363193,2915575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7021" calcext:value-type="float">
            <text:p>0,57021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29.4970234" calcext:value-type="float">
            <text:p>2329,4970234</text:p>
          </table:table-cell>
          <table:table-cell table:formula="of:=([.D254]-[.E254])^2" office:value-type="float" office:value="226102.544426461" calcext:value-type="float">
            <text:p>226102,5444264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1588" calcext:value-type="float">
            <text:p>0,41588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698.0496552" calcext:value-type="float">
            <text:p>1698,0496552</text:p>
          </table:table-cell>
          <table:table-cell table:formula="of:=([.D255]-[.E255])^2" office:value-type="float" office:value="110855.08154912" calcext:value-type="float">
            <text:p>110855,081549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49277" calcext:value-type="float">
            <text:p>0,249277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1016.38681658" calcext:value-type="float">
            <text:p>1016,38681658</text:p>
          </table:table-cell>
          <table:table-cell table:formula="of:=([.D256]-[.E256])^2" office:value-type="float" office:value="5444.49662972275" calcext:value-type="float">
            <text:p>5444,49662972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100759" calcext:value-type="float">
            <text:p>0,100759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408.71947886" calcext:value-type="float">
            <text:p>408,71947886</text:p>
          </table:table-cell>
          <table:table-cell table:formula="of:=([.D257]-[.E257])^2" office:value-type="float" office:value="169957.877909919" calcext:value-type="float">
            <text:p>169957,8779099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415765" calcext:value-type="float">
            <text:p>0,0415765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66.57191281" calcext:value-type="float">
            <text:p>166,57191281</text:p>
          </table:table-cell>
          <table:table-cell table:formula="of:=([.D258]-[.E258])^2" office:value-type="float" office:value="19393.8784034273" calcext:value-type="float">
            <text:p>19393,87840342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351826" calcext:value-type="float">
            <text:p>0,0351826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40.411015204" calcext:value-type="float">
            <text:p>140,411015204</text:p>
          </table:table-cell>
          <table:table-cell table:formula="of:=([.D259]-[.E259])^2" office:value-type="float" office:value="58607.1115327062" calcext:value-type="float">
            <text:p>58607,11153270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0216" calcext:value-type="float">
            <text:p>0,10216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14.4517264" calcext:value-type="float">
            <text:p>414,4517264</text:p>
          </table:table-cell>
          <table:table-cell table:formula="of:=([.D260]-[.E260])^2" office:value-type="float" office:value="631307.203197775" calcext:value-type="float">
            <text:p>631307,2031977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01965" calcext:value-type="float">
            <text:p>0,301965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231.9618761" calcext:value-type="float">
            <text:p>1231,9618761</text:p>
          </table:table-cell>
          <table:table-cell table:formula="of:=([.D261]-[.E261])^2" office:value-type="float" office:value="646475.028583353" calcext:value-type="float">
            <text:p>646475,0285833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45436" calcext:value-type="float">
            <text:p>0,545436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228.13321144" calcext:value-type="float">
            <text:p>2228,13321144</text:p>
          </table:table-cell>
          <table:table-cell table:formula="of:=([.D262]-[.E262])^2" office:value-type="float" office:value="327031.136810602" calcext:value-type="float">
            <text:p>327031,1368106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66056" calcext:value-type="float">
            <text:p>0,666056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721.65476624" calcext:value-type="float">
            <text:p>2721,65476624</text:p>
          </table:table-cell>
          <table:table-cell table:formula="of:=([.D263]-[.E263])^2" office:value-type="float" office:value="1837797.87546338" calcext:value-type="float">
            <text:p>1837797,875463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26891" calcext:value-type="float">
            <text:p>0,326891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333.94760214" calcext:value-type="float">
            <text:p>1333,94760214</text:p>
          </table:table-cell>
          <table:table-cell table:formula="of:=([.D264]-[.E264])^2" office:value-type="float" office:value="17437.298093767" calcext:value-type="float">
            <text:p>17437,2980937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03017" calcext:value-type="float">
            <text:p>0,303017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36.26617618" calcext:value-type="float">
            <text:p>1236,26617618</text:p>
          </table:table-cell>
          <table:table-cell table:formula="of:=([.D265]-[.E265])^2" office:value-type="float" office:value="4022970.00637973" calcext:value-type="float">
            <text:p>4022970,0063797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09933" calcext:value-type="float">
            <text:p>0,609933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492.02526682" calcext:value-type="float">
            <text:p>2492,02526682</text:p>
          </table:table-cell>
          <table:table-cell table:formula="of:=([.D266]-[.E266])^2" office:value-type="float" office:value="562462.786305514" calcext:value-type="float">
            <text:p>562462,7863055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18217" calcext:value-type="float">
            <text:p>0,518217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116.76558418" calcext:value-type="float">
            <text:p>2116,76558418</text:p>
          </table:table-cell>
          <table:table-cell table:formula="of:=([.D267]-[.E267])^2" office:value-type="float" office:value="336670.986494417" calcext:value-type="float">
            <text:p>336670,9864944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05708" calcext:value-type="float">
            <text:p>0,505708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065.58451032" calcext:value-type="float">
            <text:p>2065,58451032</text:p>
          </table:table-cell>
          <table:table-cell table:formula="of:=([.D268]-[.E268])^2" office:value-type="float" office:value="8571.67986727654" calcext:value-type="float">
            <text:p>8571,67986727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16595" calcext:value-type="float">
            <text:p>0,316595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291.8211063" calcext:value-type="float">
            <text:p>1291,8211063</text:p>
          </table:table-cell>
          <table:table-cell table:formula="of:=([.D269]-[.E269])^2" office:value-type="float" office:value="125260.995527371" calcext:value-type="float">
            <text:p>125260,9955273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12402" calcext:value-type="float">
            <text:p>0,112402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56.35727908" calcext:value-type="float">
            <text:p>456,35727908</text:p>
          </table:table-cell>
          <table:table-cell table:formula="of:=([.D270]-[.E270])^2" office:value-type="float" office:value="113338.090647282" calcext:value-type="float">
            <text:p>113338,0906472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494598" calcext:value-type="float">
            <text:p>0,0494598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198.826750092" calcext:value-type="float">
            <text:p>198,826750092</text:p>
          </table:table-cell>
          <table:table-cell table:formula="of:=([.D271]-[.E271])^2" office:value-type="float" office:value="40086.7462239434" calcext:value-type="float">
            <text:p>40086,74622394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320706" calcext:value-type="float">
            <text:p>0,0320706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27.678142724" calcext:value-type="float">
            <text:p>127,678142724</text:p>
          </table:table-cell>
          <table:table-cell table:formula="of:=([.D272]-[.E272])^2" office:value-type="float" office:value="17218.200979936" calcext:value-type="float">
            <text:p>17218,2009799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03351" calcext:value-type="float">
            <text:p>0,0203351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79.661875054" calcext:value-type="float">
            <text:p>79,661875054</text:p>
          </table:table-cell>
          <table:table-cell table:formula="of:=([.D273]-[.E273])^2" office:value-type="float" office:value="6922.55201250142" calcext:value-type="float">
            <text:p>6922,55201250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12264" calcext:value-type="float">
            <text:p>0,0212264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83.308664656" calcext:value-type="float">
            <text:p>83,308664656</text:p>
          </table:table-cell>
          <table:table-cell table:formula="of:=([.D274]-[.E274])^2" office:value-type="float" office:value="7540.95367747131" calcext:value-type="float">
            <text:p>7540,95367747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15172" calcext:value-type="float">
            <text:p>0,0515172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07.244684488" calcext:value-type="float">
            <text:p>207,244684488</text:p>
          </table:table-cell>
          <table:table-cell table:formula="of:=([.D275]-[.E275])^2" office:value-type="float" office:value="44430.1832147057" calcext:value-type="float">
            <text:p>44430,18321470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589248" calcext:value-type="float">
            <text:p>0,0589248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37.553176192" calcext:value-type="float">
            <text:p>237,553176192</text:p>
          </table:table-cell>
          <table:table-cell table:formula="of:=([.D276]-[.E276])^2" office:value-type="float" office:value="58125.9196063467" calcext:value-type="float">
            <text:p>58125,91960634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590638" calcext:value-type="float">
            <text:p>0,0590638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38.121900252" calcext:value-type="float">
            <text:p>238,121900252</text:p>
          </table:table-cell>
          <table:table-cell table:formula="of:=([.D277]-[.E277])^2" office:value-type="float" office:value="58371.4782154396" calcext:value-type="float">
            <text:p>58371,47821543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90876" calcext:value-type="float">
            <text:p>0,0590876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38.219278904" calcext:value-type="float">
            <text:p>238,219278904</text:p>
          </table:table-cell>
          <table:table-cell table:formula="of:=([.D278]-[.E278])^2" office:value-type="float" office:value="58433.0442844816" calcext:value-type="float">
            <text:p>58433,04428448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90777" calcext:value-type="float">
            <text:p>0,0590777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38.178772658" calcext:value-type="float">
            <text:p>238,178772658</text:p>
          </table:table-cell>
          <table:table-cell table:formula="of:=([.D279]-[.E279])^2" office:value-type="float" office:value="58360.3034883172" calcext:value-type="float">
            <text:p>58360,30348831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91173" calcext:value-type="float">
            <text:p>0,0591173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38.340797642" calcext:value-type="float">
            <text:p>238,340797642</text:p>
          </table:table-cell>
          <table:table-cell table:formula="of:=([.D280]-[.E280])^2" office:value-type="float" office:value="58506.3202679301" calcext:value-type="float">
            <text:p>58506,32026793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590738" calcext:value-type="float">
            <text:p>0,0590738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38.162815652" calcext:value-type="float">
            <text:p>238,162815652</text:p>
          </table:table-cell>
          <table:table-cell table:formula="of:=([.D281]-[.E281])^2" office:value-type="float" office:value="58420.2510941047" calcext:value-type="float">
            <text:p>58420,25109410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590583" calcext:value-type="float">
            <text:p>0,0590583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38.099396782" calcext:value-type="float">
            <text:p>238,099396782</text:p>
          </table:table-cell>
          <table:table-cell table:formula="of:=([.D282]-[.E282])^2" office:value-type="float" office:value="58389.5980771688" calcext:value-type="float">
            <text:p>58389,598077168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590714" calcext:value-type="float">
            <text:p>0,0590714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38.152995956" calcext:value-type="float">
            <text:p>238,152995956</text:p>
          </table:table-cell>
          <table:table-cell table:formula="of:=([.D283]-[.E283])^2" office:value-type="float" office:value="58415.504294187" calcext:value-type="float">
            <text:p>58415,5042941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590549" calcext:value-type="float">
            <text:p>0,0590549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38.085485546" calcext:value-type="float">
            <text:p>238,085485546</text:p>
          </table:table-cell>
          <table:table-cell table:formula="of:=([.D284]-[.E284])^2" office:value-type="float" office:value="58382.8752653402" calcext:value-type="float">
            <text:p>58382,87526534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59064" calcext:value-type="float">
            <text:p>0,059064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38.12271856" calcext:value-type="float">
            <text:p>238,12271856</text:p>
          </table:table-cell>
          <table:table-cell table:formula="of:=([.D285]-[.E285])^2" office:value-type="float" office:value="58367.0416070511" calcext:value-type="float">
            <text:p>58367,04160705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590908" calcext:value-type="float">
            <text:p>0,0590908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38.232371832" calcext:value-type="float">
            <text:p>238,232371832</text:p>
          </table:table-cell>
          <table:table-cell table:formula="of:=([.D286]-[.E286])^2" office:value-type="float" office:value="58453.8797812709" calcext:value-type="float">
            <text:p>58453,87978127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590673" calcext:value-type="float">
            <text:p>0,0590673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38.136220642" calcext:value-type="float">
            <text:p>238,136220642</text:p>
          </table:table-cell>
          <table:table-cell table:formula="of:=([.D287]-[.E287])^2" office:value-type="float" office:value="58407.3956238007" calcext:value-type="float">
            <text:p>58407,39562380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90622" calcext:value-type="float">
            <text:p>0,0590622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38.115353788" calcext:value-type="float">
            <text:p>238,115353788</text:p>
          </table:table-cell>
          <table:table-cell table:formula="of:=([.D288]-[.E288])^2" office:value-type="float" office:value="58387.6441904243" calcext:value-type="float">
            <text:p>58387,64419042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590763" calcext:value-type="float">
            <text:p>0,0590763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38.173044502" calcext:value-type="float">
            <text:p>238,173044502</text:p>
          </table:table-cell>
          <table:table-cell table:formula="of:=([.D289]-[.E289])^2" office:value-type="float" office:value="48498.1912932386" calcext:value-type="float">
            <text:p>48498,19129323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672757" calcext:value-type="float">
            <text:p>0,0672757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71.721217578" calcext:value-type="float">
            <text:p>271,721217578</text:p>
          </table:table-cell>
          <table:table-cell table:formula="of:=([.D290]-[.E290])^2" office:value-type="float" office:value="7730.11231499145" calcext:value-type="float">
            <text:p>7730,11231499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30897" calcext:value-type="float">
            <text:p>0,130897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32.03031138" calcext:value-type="float">
            <text:p>532,03031138</text:p>
          </table:table-cell>
          <table:table-cell table:formula="of:=([.D291]-[.E291])^2" office:value-type="float" office:value="109805.899988256" calcext:value-type="float">
            <text:p>109805,8999882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31926" calcext:value-type="float">
            <text:p>0,331926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354.54850604" calcext:value-type="float">
            <text:p>1354,54850604</text:p>
          </table:table-cell>
          <table:table-cell table:formula="of:=([.D292]-[.E292])^2" office:value-type="float" office:value="389310.576822581" calcext:value-type="float">
            <text:p>389310,5768225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299988" calcext:value-type="float">
            <text:p>0,299988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23.87290152" calcext:value-type="float">
            <text:p>1223,87290152</text:p>
          </table:table-cell>
          <table:table-cell table:formula="of:=([.D293]-[.E293])^2" office:value-type="float" office:value="364298.804501036" calcext:value-type="float">
            <text:p>364298,8045010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5262" calcext:value-type="float">
            <text:p>0,25262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030.0648348" calcext:value-type="float">
            <text:p>1030,0648348</text:p>
          </table:table-cell>
          <table:table-cell table:formula="of:=([.D294]-[.E294])^2" office:value-type="float" office:value="938833.006361412" calcext:value-type="float">
            <text:p>938833,0063614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4556" calcext:value-type="float">
            <text:p>0,514556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101.78645624" calcext:value-type="float">
            <text:p>2101,78645624</text:p>
          </table:table-cell>
          <table:table-cell table:formula="of:=([.D295]-[.E295])^2" office:value-type="float" office:value="2541522.6490689" calcext:value-type="float">
            <text:p>2541522,64906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07287" calcext:value-type="float">
            <text:p>0,607287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481.19905198" calcext:value-type="float">
            <text:p>2481,19905198</text:p>
          </table:table-cell>
          <table:table-cell table:formula="of:=([.D296]-[.E296])^2" office:value-type="float" office:value="1308283.65943912" calcext:value-type="float">
            <text:p>1308283,659439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66.468533057761" calcext:value-type="float">
            <text:p>666,468533057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10:04.2255495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7T12:10:44.932617430</dc:date>
    <meta:editing-duration>PT42M40S</meta:editing-duration>
    <meta:editing-cycles>20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323cm" svg:y="1.474cm" svg:width="10.134cm" svg:height="6.01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38.404216512">
                <text:p>238.40421651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03.240805122">
                <text:p>303.240805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40.37838212">
                <text:p>640.37838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657.26927602">
                <text:p>1657.26927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13.80187596">
                <text:p>2313.80187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34.62494804">
                <text:p>2734.62494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53.59885228">
                <text:p>2553.5988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741.87106538">
                <text:p>2741.87106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776.28500832">
                <text:p>2776.28500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391.5656852">
                <text:p>2391.5656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39.6102935">
                <text:p>1339.6102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53.88168914">
                <text:p>1053.88168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95.331550826">
                <text:p>395.331550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79.6791612">
                <text:p>179.6791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184.037469608">
                <text:p>184.03746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81.790703316">
                <text:p>81.790703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83.068900412">
                <text:p>83.068900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95.440182434">
                <text:p>195.440182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37.727475796">
                <text:p>237.72747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38.59324566">
                <text:p>238.59324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9.787566186">
                <text:p>239.787566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8.82646344">
                <text:p>238.8264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38.79168535">
                <text:p>238.79168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39.389459344">
                <text:p>239.389459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38.22091552">
                <text:p>238.22091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72.000260606">
                <text:p>272.000260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78.22921866">
                <text:p>678.22921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497.9119761">
                <text:p>1497.9119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09.27949924">
                <text:p>1909.279499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941.29579974">
                <text:p>1941.29579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77.30565152">
                <text:p>1377.30565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04.71323648">
                <text:p>2204.71323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770.49957076">
                <text:p>2770.49957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095.96010328">
                <text:p>2095.96010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675.76303682">
                <text:p>1675.76303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64.0505993">
                <text:p>864.0505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407.22606676">
                <text:p>407.22606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16.12455375">
                <text:p>216.12455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25.21053495">
                <text:p>125.21053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29.11590988">
                <text:p>129.11590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02.448990454">
                <text:p>202.448990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11.29244501">
                <text:p>211.29244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29.773112882">
                <text:p>229.773112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61.077076268">
                <text:p>261.077076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16.988277844">
                <text:p>216.988277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37.493848862">
                <text:p>237.493848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8.742177716">
                <text:p>238.742177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38.833419058">
                <text:p>238.833419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38.172635348">
                <text:p>238.172635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38.170180424">
                <text:p>238.170180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38.130492486">
                <text:p>238.130492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38.0449793">
                <text:p>238.0449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298.330138814">
                <text:p>298.330138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06.88912722">
                <text:p>606.889127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20.08945204">
                <text:p>1620.08945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35.35201714">
                <text:p>2335.35201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796.47675822">
                <text:p>2796.47675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44.0612643">
                <text:p>3144.0612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28.55852336">
                <text:p>2828.55852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2976.86457374">
                <text:p>2976.86457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381.12816666">
                <text:p>2381.12816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82.39542316">
                <text:p>1682.39542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74.21664294">
                <text:p>1074.21664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98.534408338">
                <text:p>398.5344083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62.800740392">
                <text:p>162.800740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28.872054096">
                <text:p>128.87205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87.673928682">
                <text:p>87.673928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58.75574227">
                <text:p>58.75574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37.362510428">
                <text:p>237.362510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38.16977127">
                <text:p>238.16977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89.192093378">
                <text:p>289.192093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26.68123534">
                <text:p>726.68123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39.34853906">
                <text:p>1039.34853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449.91002882">
                <text:p>1449.91002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554.89894522">
                <text:p>1554.89894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66.57875454">
                <text:p>2066.57875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298.96595192">
                <text:p>2298.96595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15.686955">
                <text:p>1615.68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767.82268682">
                <text:p>1767.82268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960.50047172">
                <text:p>960.50047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016.98008988">
                <text:p>1016.9800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73.53213074">
                <text:p>673.53213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14.900057506">
                <text:p>314.900057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56.880792844">
                <text:p>256.880792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04.037224604">
                <text:p>104.037224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10.217904928">
                <text:p>110.217904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85.843884518">
                <text:p>185.8438845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37.235263534">
                <text:p>237.235263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38.373120808">
                <text:p>238.373120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38.779001576">
                <text:p>238.779001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38.198002896">
                <text:p>238.198002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41.765825776">
                <text:p>241.7658257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38.714355244">
                <text:p>238.714355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37.772073582">
                <text:p>237.772073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71.634886084">
                <text:p>271.634886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17.63893194">
                <text:p>717.63893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45.82688014">
                <text:p>845.826880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49.4438015">
                <text:p>849.4438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898.49829134">
                <text:p>1898.49829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589.73533356">
                <text:p>2589.735333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064.36215664">
                <text:p>3064.362156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053.26590016">
                <text:p>3053.26590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904.1886067">
                <text:p>904.18860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922.580079">
                <text:p>922.5800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400.731565318">
                <text:p>400.731565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346.33986002">
                <text:p>346.33986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25.1101881">
                <text:p>425.1101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20.453710546">
                <text:p>120.453710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06.806480554">
                <text:p>206.806480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2.050505694">
                <text:p>112.050505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198.216292324">
                <text:p>198.2162923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38.479091694">
                <text:p>238.479091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39.81661612">
                <text:p>239.81661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41.438502576">
                <text:p>241.438502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39.437739516">
                <text:p>239.4377395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38.475409308">
                <text:p>238.4754093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38.158724112">
                <text:p>238.158724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38.029431448">
                <text:p>238.029431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72.695822406">
                <text:p>272.6958224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86.71650588">
                <text:p>486.716505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491.14456894">
                <text:p>1491.144568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31.60283736">
                <text:p>2231.602837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02.9086591">
                <text:p>2802.9086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19.04436372">
                <text:p>2719.044363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894.80873904">
                <text:p>2894.80873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41.29824978">
                <text:p>2741.29824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50.86437442">
                <text:p>2450.86437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29.4290046">
                <text:p>1829.42900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78.88918162">
                <text:p>1078.889181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440.5148362">
                <text:p>440.51483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78.60717772">
                <text:p>178.607177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743.55065476">
                <text:p>743.55065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34.8489149654">
                <text:p>34.8489149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97.845906276">
                <text:p>97.845906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483.2642629">
                <text:p>1483.26426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19.478696564">
                <text:p>119.4786965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411.63265534">
                <text:p>411.632655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982.5006823">
                <text:p>982.50068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217.210448466">
                <text:p>217.2104484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273.813631134">
                <text:p>273.8136311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712.70555148">
                <text:p>1712.705551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525.61477666">
                <text:p>525.614776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27.3772711246">
                <text:p>-27.3772711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255.64370962">
                <text:p>1255.64370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10.6987220456">
                <text:p>-10.6987220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261.4137978">
                <text:p>2261.41379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407.13605288">
                <text:p>407.136052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737.3969786">
                <text:p>737.39697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424.84832954">
                <text:p>424.84832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235.253730712">
                <text:p>235.253730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378.72132436">
                <text:p>1378.72132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226.497425958">
                <text:p>226.4974259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781.08336796">
                <text:p>1781.083367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440.41765602">
                <text:p>1440.41765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723.8130658">
                <text:p>723.8130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26.536603064">
                <text:p>126.536603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76.23889269">
                <text:p>76.23889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76.747880266">
                <text:p>76.7478802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11.430739062">
                <text:p>211.4307390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37.450069384">
                <text:p>237.4500693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299.28101271">
                <text:p>299.28101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90.756185">
                <text:p>590.7561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578.59305336">
                <text:p>1578.593053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20.77386012">
                <text:p>2320.77386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773.08951558">
                <text:p>2773.089515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2999.9367678">
                <text:p>2999.93676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06.02907086">
                <text:p>3006.02907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33.26522762">
                <text:p>2633.265227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388.48475558">
                <text:p>2388.48475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04.3478644">
                <text:p>1804.34786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68.26345224">
                <text:p>1068.26345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452.2370983">
                <text:p>452.23709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191.511485726">
                <text:p>191.5114857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20.499535794">
                <text:p>120.4995357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75.243011854">
                <text:p>75.2430118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76.267942624">
                <text:p>76.267942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13.56529548">
                <text:p>213.565295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37.511442484">
                <text:p>237.5114424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8.247919684">
                <text:p>238.247919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38.779001576">
                <text:p>238.779001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38.193093048">
                <text:p>238.1930930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38.099396782">
                <text:p>238.099396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66.943117166">
                <text:p>266.9431171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42.33690064">
                <text:p>542.33690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286.20342188">
                <text:p>1286.20342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094.99859138">
                <text:p>2094.99859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789.0383385">
                <text:p>2789.03833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090.63802652">
                <text:p>3090.638026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133.37416182">
                <text:p>3133.374161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70.44770988">
                <text:p>2870.447709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368.31755492">
                <text:p>2368.317554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705.3530541">
                <text:p>1705.35305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050.51026018">
                <text:p>1050.510260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407.12377826">
                <text:p>407.123778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88.60485571">
                <text:p>188.604855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27.674460338">
                <text:p>127.6744603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74.136659438">
                <text:p>74.136659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79.575952714">
                <text:p>79.575952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12.979386952">
                <text:p>212.979386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37.913231712">
                <text:p>237.9132317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38.639070908">
                <text:p>238.6390709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37.61741337">
                <text:p>237.617413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38.185319122">
                <text:p>238.1853191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38.130492486">
                <text:p>238.1304924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38.11862702">
                <text:p>238.118627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38.133765718">
                <text:p>238.1337657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67.297035376">
                <text:p>267.297035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590.50250952">
                <text:p>590.50250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192.0489034">
                <text:p>1192.0489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40.41335624">
                <text:p>2040.413356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66.59910812">
                <text:p>2366.599108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16.84454846">
                <text:p>2516.844548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183.8719485">
                <text:p>3183.8719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02.86088976">
                <text:p>2902.860889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15.92262282">
                <text:p>2415.922622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19.3638162">
                <text:p>1819.3638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1034.04181168">
                <text:p>1034.041811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400.559720638">
                <text:p>400.5597206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188.108142754">
                <text:p>188.1081427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182.037524856">
                <text:p>182.0375248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84.12533604">
                <text:p>84.12533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70.574564714">
                <text:p>70.5745647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45.518586264">
                <text:p>245.5185862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08.945128512">
                <text:p>208.9451285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37.718883562">
                <text:p>237.7188835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38.146858646">
                <text:p>238.1468586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38.111262248">
                <text:p>238.111262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38.15545088">
                <text:p>238.155450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38.088349624">
                <text:p>238.0883496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71.783408986">
                <text:p>271.783408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96.41345568">
                <text:p>496.413455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561.25719838">
                <text:p>1561.25719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37.85194808">
                <text:p>2337.851948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36.94208882">
                <text:p>2836.942088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076.60404432">
                <text:p>3076.604044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22.0719992">
                <text:p>3022.07199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56.34284236">
                <text:p>2756.342842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29.4970234">
                <text:p>2329.49702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98.0496552">
                <text:p>1698.04965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1016.38681658">
                <text:p>1016.386816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408.71947886">
                <text:p>408.719478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66.57191281">
                <text:p>166.571912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40.411015204">
                <text:p>140.4110152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14.4517264">
                <text:p>414.45172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231.9618761">
                <text:p>1231.96187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28.13321144">
                <text:p>2228.133211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21.65476624">
                <text:p>2721.654766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33.94760214">
                <text:p>1333.947602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36.26617618">
                <text:p>1236.266176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492.02526682">
                <text:p>2492.025266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16.76558418">
                <text:p>2116.765584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65.58451032">
                <text:p>2065.58451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91.8211063">
                <text:p>1291.8211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56.35727908">
                <text:p>456.357279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198.826750092">
                <text:p>198.8267500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27.678142724">
                <text:p>127.6781427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79.661875054">
                <text:p>79.6618750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83.308664656">
                <text:p>83.3086646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07.244684488">
                <text:p>207.2446844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37.553176192">
                <text:p>237.5531761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38.121900252">
                <text:p>238.1219002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38.219278904">
                <text:p>238.2192789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38.178772658">
                <text:p>238.1787726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38.340797642">
                <text:p>238.3407976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38.162815652">
                <text:p>238.162815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38.099396782">
                <text:p>238.0993967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38.152995956">
                <text:p>238.152995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38.085485546">
                <text:p>238.0854855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38.12271856">
                <text:p>238.122718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38.232371832">
                <text:p>238.2323718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38.136220642">
                <text:p>238.1362206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38.115353788">
                <text:p>238.1153537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38.173044502">
                <text:p>238.1730445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71.721217578">
                <text:p>271.7212175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32.03031138">
                <text:p>532.030311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354.54850604">
                <text:p>1354.548506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23.87290152">
                <text:p>1223.87290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030.0648348">
                <text:p>1030.06483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101.78645624">
                <text:p>2101.78645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481.19905198">
                <text:p>2481.19905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